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66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ackground-color="#66ff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2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3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4" style:family="table-cell" style:parent-style-name="Default">
      <style:table-cell-properties fo:background-color="#ffffff" fo:border="0.06pt solid #000000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 style:data-style-name="N109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00" table:style-name="ta1">
        <office:forms form:automatic-focus="false" form:apply-design-mode="false"/>
        <table:shapes>
          <draw:frame draw:z-index="0" draw:style-name="gr1" draw:text-style-name="P1" svg:width="159.99mm" svg:height="89.99mm" svg:x="184.65mm" svg:y="64.23mm">
            <loext:p draw:notify-on-update-of-ranges="'100'.C22:'100'.F22 '100'.B19:'100'.B19 '100'.C19:'100'.H19 '100'.B24:'100'.B24 '100'.C24:'100'.H24 '100'.B24:'100'.B24 '100'.C20:'100'.H20 '100'.B23:'100'.B23 '100'.C23:'100'.H23 '100'.B22:'100'.B22 '100'.C22:'100'.H22 '100'.B21:'100'.B21 '100'.C21:'100'.H21 '100'.B26:'100'.B26 '100'.C26:'100'.H2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15"/>
          <table:covered-table-cell table:style-name="ce17"/>
          <table:table-cell table:style-name="ce19"/>
          <table:table-cell table:style-name="ce15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217" calcext:value-type="float">
            <text:p>0,000</text:p>
          </table:table-cell>
          <table:table-cell office:value-type="float" office:value="0.000296" calcext:value-type="float">
            <text:p>0,000</text:p>
          </table:table-cell>
          <table:table-cell table:formula="of:=[.$B7]/[.C7]" office:value-type="float" office:value="0.733108108108108" calcext:value-type="float">
            <text:p>0,733</text:p>
          </table:table-cell>
          <table:table-cell table:style-name="ce6" office:value-type="float" office:value="0.000301" calcext:value-type="float">
            <text:p>0,000</text:p>
          </table:table-cell>
          <table:table-cell table:style-name="ce6" table:formula="of:=[.$B7]/[.E7]" office:value-type="float" office:value="0.72093023255814" calcext:value-type="float">
            <text:p>0,721</text:p>
          </table:table-cell>
          <table:table-cell table:style-name="ce6" office:value-type="float" office:value="0.000715" calcext:value-type="float">
            <text:p>0,001</text:p>
          </table:table-cell>
          <table:table-cell table:style-name="ce6" table:formula="of:=[.$B7]/[.G7]" office:value-type="float" office:value="0.303496503496503" calcext:value-type="float">
            <text:p>0,303</text:p>
          </table:table-cell>
          <table:table-cell table:style-name="ce6" office:value-type="float" office:value="0.003033" calcext:value-type="float">
            <text:p>0,003</text:p>
          </table:table-cell>
          <table:table-cell table:style-name="ce6" table:formula="of:=[.$B7]/[.I7]" office:value-type="float" office:value="0.0715463237718431" calcext:value-type="float">
            <text:p>0,072</text:p>
          </table:table-cell>
          <table:table-cell table:style-name="ce6" office:value-type="float" office:value="0.000313" calcext:value-type="float">
            <text:p>0,000</text:p>
          </table:table-cell>
          <table:table-cell table:style-name="ce6" table:formula="of:=[.$B7]/[.K7]" office:value-type="float" office:value="0.693290734824281" calcext:value-type="float">
            <text:p>0,693</text:p>
          </table:table-cell>
          <table:table-cell table:style-name="ce6" office:value-type="float" office:value="0.000356" calcext:value-type="float">
            <text:p>0,000</text:p>
          </table:table-cell>
          <table:table-cell table:style-name="ce6" table:formula="of:=[.$B7]/[.M7]" office:value-type="float" office:value="0.609550561797753" calcext:value-type="float">
            <text:p>0,610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3" calcext:value-type="float">
            <text:p>0,002</text:p>
          </table:table-cell>
          <table:table-cell office:value-type="float" office:value="0.001395" calcext:value-type="float">
            <text:p>0,001</text:p>
          </table:table-cell>
          <table:table-cell table:formula="of:=[.$B8]/[.C8]" office:value-type="float" office:value="1.46451612903226" calcext:value-type="float">
            <text:p>1,465</text:p>
          </table:table-cell>
          <table:table-cell table:style-name="ce6" office:value-type="float" office:value="0.001125" calcext:value-type="float">
            <text:p>0,001</text:p>
          </table:table-cell>
          <table:table-cell table:style-name="ce6" table:formula="of:=[.$B8]/[.E8]" office:value-type="float" office:value="1.816" calcext:value-type="float">
            <text:p>1,816</text:p>
          </table:table-cell>
          <table:table-cell table:style-name="ce6" office:value-type="float" office:value="0.001834" calcext:value-type="float">
            <text:p>0,002</text:p>
          </table:table-cell>
          <table:table-cell table:style-name="ce6" table:formula="of:=[.$B8]/[.G8]" office:value-type="float" office:value="1.11395856052345" calcext:value-type="float">
            <text:p>1,114</text:p>
          </table:table-cell>
          <table:table-cell table:style-name="ce6" office:value-type="float" office:value="0.003367" calcext:value-type="float">
            <text:p>0,003</text:p>
          </table:table-cell>
          <table:table-cell table:style-name="ce6" table:formula="of:=[.$B8]/[.I8]" office:value-type="float" office:value="0.606771606771607" calcext:value-type="float">
            <text:p>0,607</text:p>
          </table:table-cell>
          <table:table-cell table:style-name="ce6" office:value-type="float" office:value="2479" calcext:value-type="float">
            <text:p>2479,000</text:p>
          </table:table-cell>
          <table:table-cell table:style-name="ce6" table:formula="of:=[.$B8]/[.K8]" office:value-type="float" office:value="0.000000824122630092779" calcext:value-type="float">
            <text:p>0,000</text:p>
          </table:table-cell>
          <table:table-cell table:style-name="ce6" office:value-type="float" office:value="0.00123" calcext:value-type="float">
            <text:p>0,001</text:p>
          </table:table-cell>
          <table:table-cell table:style-name="ce6" table:formula="of:=[.$B8]/[.M8]" office:value-type="float" office:value="1.6609756097561" calcext:value-type="float">
            <text:p>1,661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063" calcext:value-type="float">
            <text:p>0,024</text:p>
          </table:table-cell>
          <table:table-cell office:value-type="float" office:value="0.013265" calcext:value-type="float">
            <text:p>0,013</text:p>
          </table:table-cell>
          <table:table-cell table:formula="of:=[.$B9]/[.C9]" office:value-type="float" office:value="1.81402186204297" calcext:value-type="float">
            <text:p>1,814</text:p>
          </table:table-cell>
          <table:table-cell table:style-name="ce6" office:value-type="float" office:value="0.008462" calcext:value-type="float">
            <text:p>0,008</text:p>
          </table:table-cell>
          <table:table-cell table:style-name="ce6" table:formula="of:=[.$B9]/[.E9]" office:value-type="float" office:value="2.84365398251004" calcext:value-type="float">
            <text:p>2,844</text:p>
          </table:table-cell>
          <table:table-cell table:style-name="ce6" office:value-type="float" office:value="0.005966" calcext:value-type="float">
            <text:p>0,006</text:p>
          </table:table-cell>
          <table:table-cell table:style-name="ce6" table:formula="of:=[.$B9]/[.G9]" office:value-type="float" office:value="4.03335568219913" calcext:value-type="float">
            <text:p>4,033</text:p>
          </table:table-cell>
          <table:table-cell table:style-name="ce6" office:value-type="float" office:value="0.007717" calcext:value-type="float">
            <text:p>0,008</text:p>
          </table:table-cell>
          <table:table-cell table:style-name="ce6" table:formula="of:=[.$B9]/[.I9]" office:value-type="float" office:value="3.11818064014513" calcext:value-type="float">
            <text:p>3,118</text:p>
          </table:table-cell>
          <table:table-cell table:style-name="ce6" office:value-type="float" office:value="0.00535" calcext:value-type="float">
            <text:p>0,005</text:p>
          </table:table-cell>
          <table:table-cell table:style-name="ce6" table:formula="of:=[.$B9]/[.K9]" office:value-type="float" office:value="4.49775700934579" calcext:value-type="float">
            <text:p>4,498</text:p>
          </table:table-cell>
          <table:table-cell table:style-name="ce6" office:value-type="float" office:value="0.005457" calcext:value-type="float">
            <text:p>0,005</text:p>
          </table:table-cell>
          <table:table-cell table:style-name="ce6" table:formula="of:=[.$B9]/[.M9]" office:value-type="float" office:value="4.40956569543705" calcext:value-type="float">
            <text:p>4,410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368" calcext:value-type="float">
            <text:p>0,266368</text:p>
          </table:table-cell>
          <table:table-cell table:style-name="ce7" office:value-type="float" office:value="0.143519" calcext:value-type="float">
            <text:p>0,143519</text:p>
          </table:table-cell>
          <table:table-cell table:formula="of:=[.$B10]/[.C10]" office:value-type="float" office:value="1.85597725736662" calcext:value-type="float">
            <text:p>1,856</text:p>
          </table:table-cell>
          <table:table-cell table:style-name="ce7" office:value-type="float" office:value="0.08062" calcext:value-type="float">
            <text:p>0,08062</text:p>
          </table:table-cell>
          <table:table-cell table:style-name="ce6" table:formula="of:=[.$B10]/[.E10]" office:value-type="float" office:value="3.3039940461424" calcext:value-type="float">
            <text:p>3,304</text:p>
          </table:table-cell>
          <table:table-cell table:style-name="ce7" office:value-type="float" office:value="0.063526" calcext:value-type="float">
            <text:p>0,063526</text:p>
          </table:table-cell>
          <table:table-cell table:style-name="ce6" table:formula="of:=[.$B10]/[.G10]" office:value-type="float" office:value="4.19305481220288" calcext:value-type="float">
            <text:p>4,193</text:p>
          </table:table-cell>
          <table:table-cell table:style-name="ce7" office:value-type="float" office:value="0.055417" calcext:value-type="float">
            <text:p>0,055417</text:p>
          </table:table-cell>
          <table:table-cell table:style-name="ce6" table:formula="of:=[.$B10]/[.I10]" office:value-type="float" office:value="4.80661168955375" calcext:value-type="float">
            <text:p>4,807</text:p>
          </table:table-cell>
          <table:table-cell table:style-name="ce7" office:value-type="float" office:value="0.051247" calcext:value-type="float">
            <text:p>0,051247</text:p>
          </table:table-cell>
          <table:table-cell table:style-name="ce6" table:formula="of:=[.$B10]/[.K10]" office:value-type="float" office:value="5.19772864753059" calcext:value-type="float">
            <text:p>5,198</text:p>
          </table:table-cell>
          <table:table-cell table:style-name="ce7" office:value-type="float" office:value="0.056036" calcext:value-type="float">
            <text:p>0,056036</text:p>
          </table:table-cell>
          <table:table-cell table:style-name="ce6" table:formula="of:=[.$B10]/[.M10]" office:value-type="float" office:value="4.75351559711614" calcext:value-type="float">
            <text:p>4,754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687" calcext:value-type="float">
            <text:p>2,889687</text:p>
          </table:table-cell>
          <table:table-cell table:style-name="ce7" office:value-type="float" office:value="1.481956" calcext:value-type="float">
            <text:p>1,481956</text:p>
          </table:table-cell>
          <table:table-cell table:formula="of:=[.$B11]/[.C11]" office:value-type="float" office:value="1.94991416749215" calcext:value-type="float">
            <text:p>1,950</text:p>
          </table:table-cell>
          <table:table-cell table:style-name="ce7" office:value-type="float" office:value="0.844928" calcext:value-type="float">
            <text:p>0,844928</text:p>
          </table:table-cell>
          <table:table-cell table:style-name="ce6" table:formula="of:=[.$B11]/[.E11]" office:value-type="float" office:value="3.42003934063021" calcext:value-type="float">
            <text:p>3,420</text:p>
          </table:table-cell>
          <table:table-cell table:style-name="ce7" office:value-type="float" office:value="0.639602" calcext:value-type="float">
            <text:p>0,639602</text:p>
          </table:table-cell>
          <table:table-cell table:style-name="ce6" table:formula="of:=[.$B11]/[.G11]" office:value-type="float" office:value="4.5179455348795" calcext:value-type="float">
            <text:p>4,518</text:p>
          </table:table-cell>
          <table:table-cell table:style-name="ce7" office:value-type="float" office:value="0.545799" calcext:value-type="float">
            <text:p>0,545799</text:p>
          </table:table-cell>
          <table:table-cell table:style-name="ce6" table:formula="of:=[.$B11]/[.I11]" office:value-type="float" office:value="5.29441607624785" calcext:value-type="float">
            <text:p>5,294</text:p>
          </table:table-cell>
          <table:table-cell table:style-name="ce7" office:value-type="float" office:value="0.547012" calcext:value-type="float">
            <text:p>0,547012</text:p>
          </table:table-cell>
          <table:table-cell table:style-name="ce6" table:formula="of:=[.$B11]/[.K11]" office:value-type="float" office:value="5.28267569998464" calcext:value-type="float">
            <text:p>5,283</text:p>
          </table:table-cell>
          <table:table-cell table:style-name="ce7" office:value-type="float" office:value="0.555187" calcext:value-type="float">
            <text:p>0,555187</text:p>
          </table:table-cell>
          <table:table-cell table:style-name="ce6" table:formula="of:=[.$B11]/[.M11]" office:value-type="float" office:value="5.20488952371003" calcext:value-type="float">
            <text:p>5,205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21061" calcext:value-type="float">
            <text:p>31,421061</text:p>
          </table:table-cell>
          <table:table-cell table:style-name="ce7" office:value-type="float" office:value="16.129638" calcext:value-type="float">
            <text:p>16,129638</text:p>
          </table:table-cell>
          <table:table-cell table:formula="of:=[.$B12]/[.C12]" office:value-type="float" office:value="1.94803262168686" calcext:value-type="float">
            <text:p>1,948</text:p>
          </table:table-cell>
          <table:table-cell table:style-name="ce7" office:value-type="float" office:value="8.64054" calcext:value-type="float">
            <text:p>8,64054</text:p>
          </table:table-cell>
          <table:table-cell table:style-name="ce6" table:formula="of:=[.$B12]/[.E12]" office:value-type="float" office:value="3.63646959565027" calcext:value-type="float">
            <text:p>3,636</text:p>
          </table:table-cell>
          <table:table-cell table:style-name="ce7" office:value-type="float" office:value="6.257832" calcext:value-type="float">
            <text:p>6,257832</text:p>
          </table:table-cell>
          <table:table-cell table:style-name="ce6" table:formula="of:=[.$B12]/[.G12]" office:value-type="float" office:value="5.02107774705361" calcext:value-type="float">
            <text:p>5,021</text:p>
          </table:table-cell>
          <table:table-cell table:style-name="ce7" office:value-type="float" office:value="5.258118" calcext:value-type="float">
            <text:p>5,258118</text:p>
          </table:table-cell>
          <table:table-cell table:style-name="ce6" table:formula="of:=[.$B12]/[.I12]" office:value-type="float" office:value="5.97572382361902" calcext:value-type="float">
            <text:p>5,976</text:p>
          </table:table-cell>
          <table:table-cell table:style-name="ce7" office:value-type="float" office:value="5.393347" calcext:value-type="float">
            <text:p>5,393347</text:p>
          </table:table-cell>
          <table:table-cell table:style-name="ce6" table:formula="of:=[.$B12]/[.K12]" office:value-type="float" office:value="5.82589271559942" calcext:value-type="float">
            <text:p>5,826</text:p>
          </table:table-cell>
          <table:table-cell table:style-name="ce7" office:value-type="float" office:value="5.4572" calcext:value-type="float">
            <text:p>5,4572</text:p>
          </table:table-cell>
          <table:table-cell table:style-name="ce6" table:formula="of:=[.$B12]/[.M12]" office:value-type="float" office:value="5.75772575679836" calcext:value-type="float">
            <text:p>5,758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733108108108108" calcext:value-type="float">
            <text:p>0,733</text:p>
          </table:table-cell>
          <table:table-cell table:formula="of:=[.F7]" office:value-type="float" office:value="0.72093023255814" calcext:value-type="float">
            <text:p>0,721</text:p>
          </table:table-cell>
          <table:table-cell table:style-name="ce16" table:formula="of:=[.H7]" office:value-type="float" office:value="0.303496503496503" calcext:value-type="float">
            <text:p>0,303</text:p>
          </table:table-cell>
          <table:table-cell table:style-name="ce16" table:formula="of:=[.J7]" office:value-type="float" office:value="0.0715463237718431" calcext:value-type="float">
            <text:p>0,072</text:p>
          </table:table-cell>
          <table:table-cell table:style-name="ce16" table:formula="of:=[.L7]" office:value-type="float" office:value="0.693290734824281" calcext:value-type="float">
            <text:p>0,693</text:p>
          </table:table-cell>
          <table:table-cell table:style-name="ce16" table:formula="of:=[.N7]" office:value-type="float" office:value="0.609550561797753" calcext:value-type="float">
            <text:p>0,610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6451612903226" calcext:value-type="float">
            <text:p>1,465</text:p>
          </table:table-cell>
          <table:table-cell table:formula="of:=[.F8]" office:value-type="float" office:value="1.816" calcext:value-type="float">
            <text:p>1,816</text:p>
          </table:table-cell>
          <table:table-cell table:style-name="ce16" table:formula="of:=[.H8]" office:value-type="float" office:value="1.11395856052345" calcext:value-type="float">
            <text:p>1,114</text:p>
          </table:table-cell>
          <table:table-cell table:style-name="ce16" table:formula="of:=[.J8]" office:value-type="float" office:value="0.606771606771607" calcext:value-type="float">
            <text:p>0,607</text:p>
          </table:table-cell>
          <table:table-cell table:style-name="ce16" table:formula="of:=[.L8]" office:value-type="float" office:value="0.000000824122630092779" calcext:value-type="float">
            <text:p>0,000</text:p>
          </table:table-cell>
          <table:table-cell table:style-name="ce16" table:formula="of:=[.N8]" office:value-type="float" office:value="1.6609756097561" calcext:value-type="float">
            <text:p>1,661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1402186204297" calcext:value-type="float">
            <text:p>1,814</text:p>
          </table:table-cell>
          <table:table-cell table:formula="of:=[.F9]" office:value-type="float" office:value="2.84365398251004" calcext:value-type="float">
            <text:p>2,844</text:p>
          </table:table-cell>
          <table:table-cell table:style-name="ce16" table:formula="of:=[.H9]" office:value-type="float" office:value="4.03335568219913" calcext:value-type="float">
            <text:p>4,033</text:p>
          </table:table-cell>
          <table:table-cell table:style-name="ce16" table:formula="of:=[.J9]" office:value-type="float" office:value="3.11818064014513" calcext:value-type="float">
            <text:p>3,118</text:p>
          </table:table-cell>
          <table:table-cell table:style-name="ce16" table:formula="of:=[.L9]" office:value-type="float" office:value="4.49775700934579" calcext:value-type="float">
            <text:p>4,498</text:p>
          </table:table-cell>
          <table:table-cell table:style-name="ce16" table:formula="of:=[.N9]" office:value-type="float" office:value="4.40956569543705" calcext:value-type="float">
            <text:p>4,410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5597725736662" calcext:value-type="float">
            <text:p>1,856</text:p>
          </table:table-cell>
          <table:table-cell table:formula="of:=[.F10]" office:value-type="float" office:value="3.3039940461424" calcext:value-type="float">
            <text:p>3,304</text:p>
          </table:table-cell>
          <table:table-cell table:style-name="ce16" table:formula="of:=[.H10]" office:value-type="float" office:value="4.19305481220288" calcext:value-type="float">
            <text:p>4,193</text:p>
          </table:table-cell>
          <table:table-cell table:style-name="ce16" table:formula="of:=[.J10]" office:value-type="float" office:value="4.80661168955375" calcext:value-type="float">
            <text:p>4,807</text:p>
          </table:table-cell>
          <table:table-cell table:style-name="ce16" table:formula="of:=[.L10]" office:value-type="float" office:value="5.19772864753059" calcext:value-type="float">
            <text:p>5,198</text:p>
          </table:table-cell>
          <table:table-cell table:style-name="ce16" table:formula="of:=[.N10]" office:value-type="float" office:value="4.75351559711614" calcext:value-type="float">
            <text:p>4,754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4991416749215" calcext:value-type="float">
            <text:p>1,950</text:p>
          </table:table-cell>
          <table:table-cell table:formula="of:=[.F11]" office:value-type="float" office:value="3.42003934063021" calcext:value-type="float">
            <text:p>3,420</text:p>
          </table:table-cell>
          <table:table-cell table:style-name="ce16" table:formula="of:=[.H11]" office:value-type="float" office:value="4.5179455348795" calcext:value-type="float">
            <text:p>4,518</text:p>
          </table:table-cell>
          <table:table-cell table:style-name="ce16" table:formula="of:=[.J11]" office:value-type="float" office:value="5.29441607624785" calcext:value-type="float">
            <text:p>5,294</text:p>
          </table:table-cell>
          <table:table-cell table:style-name="ce16" table:formula="of:=[.L11]" office:value-type="float" office:value="5.28267569998464" calcext:value-type="float">
            <text:p>5,283</text:p>
          </table:table-cell>
          <table:table-cell table:style-name="ce16" table:formula="of:=[.N11]" office:value-type="float" office:value="5.20488952371003" calcext:value-type="float">
            <text:p>5,205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803262168686" calcext:value-type="float">
            <text:p>1,948</text:p>
          </table:table-cell>
          <table:table-cell table:formula="of:=[.F12]" office:value-type="float" office:value="3.63646959565027" calcext:value-type="float">
            <text:p>3,636</text:p>
          </table:table-cell>
          <table:table-cell table:style-name="ce16" table:formula="of:=[.H12]" office:value-type="float" office:value="5.02107774705361" calcext:value-type="float">
            <text:p>5,021</text:p>
          </table:table-cell>
          <table:table-cell table:style-name="ce16" table:formula="of:=[.J12]" office:value-type="float" office:value="5.97572382361902" calcext:value-type="float">
            <text:p>5,976</text:p>
          </table:table-cell>
          <table:table-cell table:style-name="ce16" table:formula="of:=[.L12]" office:value-type="float" office:value="5.82589271559942" calcext:value-type="float">
            <text:p>5,826</text:p>
          </table:table-cell>
          <table:table-cell table:style-name="ce16" table:formula="of:=[.N12]" office:value-type="float" office:value="5.75772575679836" calcext:value-type="float">
            <text:p>5,758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table table:name="1000" table:style-name="ta1">
        <office:forms form:automatic-focus="false" form:apply-design-mode="false"/>
        <table:shapes>
          <draw:frame draw:z-index="0" draw:style-name="gr1" draw:text-style-name="P1" svg:width="159.99mm" svg:height="89.99mm" svg:x="184.65mm" svg:y="64.23mm">
            <loext:p draw:notify-on-update-of-ranges="'1000'.C22:'1000'.F22 '1000'.B19:'1000'.B19 '1000'.C19:'1000'.H19 '1000'.B24:'1000'.B24 '1000'.C24:'1000'.H24 '1000'.B24:'1000'.B24 '1000'.C20:'1000'.H20 '1000'.B23:'1000'.B23 '1000'.C23:'1000'.H23 '1000'.B22:'1000'.B22 '1000'.C22:'1000'.H22 '1000'.B21:'1000'.B21 '1000'.C21:'1000'.H21 '1000'.B26:'1000'.B26 '1000'.C26:'1000'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15"/>
          <table:covered-table-cell table:style-name="ce17"/>
          <table:table-cell table:style-name="ce19"/>
          <table:table-cell table:style-name="ce15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185" calcext:value-type="float">
            <text:p>0,000</text:p>
          </table:table-cell>
          <table:table-cell office:value-type="float" office:value="0.000229" calcext:value-type="float">
            <text:p>0,000</text:p>
          </table:table-cell>
          <table:table-cell table:formula="of:=[.$B7]/[.C7]" office:value-type="float" office:value="0.807860262008734" calcext:value-type="float">
            <text:p>0,808</text:p>
          </table:table-cell>
          <table:table-cell table:style-name="ce6" office:value-type="float" office:value="0.000253" calcext:value-type="float">
            <text:p>0,000</text:p>
          </table:table-cell>
          <table:table-cell table:style-name="ce6" table:formula="of:=[.$B7]/[.E7]" office:value-type="float" office:value="0.731225296442688" calcext:value-type="float">
            <text:p>0,731</text:p>
          </table:table-cell>
          <table:table-cell table:style-name="ce6" office:value-type="float" office:value="0.000688" calcext:value-type="float">
            <text:p>0,001</text:p>
          </table:table-cell>
          <table:table-cell table:style-name="ce6" table:formula="of:=[.$B7]/[.G7]" office:value-type="float" office:value="0.268895348837209" calcext:value-type="float">
            <text:p>0,269</text:p>
          </table:table-cell>
          <table:table-cell table:style-name="ce6" office:value-type="float" office:value="0.002862" calcext:value-type="float">
            <text:p>0,003</text:p>
          </table:table-cell>
          <table:table-cell table:style-name="ce6" table:formula="of:=[.$B7]/[.I7]" office:value-type="float" office:value="0.0646401118099231" calcext:value-type="float">
            <text:p>0,065</text:p>
          </table:table-cell>
          <table:table-cell table:style-name="ce6" office:value-type="float" office:value="0.001669" calcext:value-type="float">
            <text:p>0,002</text:p>
          </table:table-cell>
          <table:table-cell table:style-name="ce6" table:formula="of:=[.$B7]/[.K7]" office:value-type="float" office:value="0.110844817255842" calcext:value-type="float">
            <text:p>0,111</text:p>
          </table:table-cell>
          <table:table-cell table:style-name="ce6" office:value-type="float" office:value="0.000386" calcext:value-type="float">
            <text:p>0,000</text:p>
          </table:table-cell>
          <table:table-cell table:style-name="ce6" table:formula="of:=[.$B7]/[.M7]" office:value-type="float" office:value="0.479274611398964" calcext:value-type="float">
            <text:p>0,479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2" calcext:value-type="float">
            <text:p>0,002</text:p>
          </table:table-cell>
          <table:table-cell office:value-type="float" office:value="0.001374" calcext:value-type="float">
            <text:p>0,001</text:p>
          </table:table-cell>
          <table:table-cell table:formula="of:=[.$B8]/[.C8]" office:value-type="float" office:value="1.48617176128093" calcext:value-type="float">
            <text:p>1,486</text:p>
          </table:table-cell>
          <table:table-cell table:style-name="ce6" office:value-type="float" office:value="0.000997" calcext:value-type="float">
            <text:p>0,001</text:p>
          </table:table-cell>
          <table:table-cell table:style-name="ce6" table:formula="of:=[.$B8]/[.E8]" office:value-type="float" office:value="2.0481444332999" calcext:value-type="float">
            <text:p>2,048</text:p>
          </table:table-cell>
          <table:table-cell table:style-name="ce6" office:value-type="float" office:value="0.003379" calcext:value-type="float">
            <text:p>0,003</text:p>
          </table:table-cell>
          <table:table-cell table:style-name="ce6" table:formula="of:=[.$B8]/[.G8]" office:value-type="float" office:value="0.604320804971885" calcext:value-type="float">
            <text:p>0,604</text:p>
          </table:table-cell>
          <table:table-cell table:style-name="ce6" office:value-type="float" office:value="0.003477" calcext:value-type="float">
            <text:p>0,003</text:p>
          </table:table-cell>
          <table:table-cell table:style-name="ce6" table:formula="of:=[.$B8]/[.I8]" office:value-type="float" office:value="0.5872878918608" calcext:value-type="float">
            <text:p>0,587</text:p>
          </table:table-cell>
          <table:table-cell table:style-name="ce6" office:value-type="float" office:value="0.002383" calcext:value-type="float">
            <text:p>0,002</text:p>
          </table:table-cell>
          <table:table-cell table:style-name="ce6" table:formula="of:=[.$B8]/[.K8]" office:value-type="float" office:value="0.856903063365506" calcext:value-type="float">
            <text:p>0,857</text:p>
          </table:table-cell>
          <table:table-cell table:style-name="ce6" office:value-type="float" office:value="0.001168" calcext:value-type="float">
            <text:p>0,001</text:p>
          </table:table-cell>
          <table:table-cell table:style-name="ce6" table:formula="of:=[.$B8]/[.M8]" office:value-type="float" office:value="1.74828767123288" calcext:value-type="float">
            <text:p>1,748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054" calcext:value-type="float">
            <text:p>0,024</text:p>
          </table:table-cell>
          <table:table-cell office:value-type="float" office:value="0.013353" calcext:value-type="float">
            <text:p>0,013</text:p>
          </table:table-cell>
          <table:table-cell table:formula="of:=[.$B9]/[.C9]" office:value-type="float" office:value="1.80139294540553" calcext:value-type="float">
            <text:p>1,801</text:p>
          </table:table-cell>
          <table:table-cell table:style-name="ce6" office:value-type="float" office:value="0.008452" calcext:value-type="float">
            <text:p>0,008</text:p>
          </table:table-cell>
          <table:table-cell table:style-name="ce6" table:formula="of:=[.$B9]/[.E9]" office:value-type="float" office:value="2.84595362044486" calcext:value-type="float">
            <text:p>2,846</text:p>
          </table:table-cell>
          <table:table-cell table:style-name="ce6" office:value-type="float" office:value="0.005999" calcext:value-type="float">
            <text:p>0,006</text:p>
          </table:table-cell>
          <table:table-cell table:style-name="ce6" table:formula="of:=[.$B9]/[.G9]" office:value-type="float" office:value="4.00966827804634" calcext:value-type="float">
            <text:p>4,010</text:p>
          </table:table-cell>
          <table:table-cell table:style-name="ce6" office:value-type="float" office:value="0.006525" calcext:value-type="float">
            <text:p>0,007</text:p>
          </table:table-cell>
          <table:table-cell table:style-name="ce6" table:formula="of:=[.$B9]/[.I9]" office:value-type="float" office:value="3.6864367816092" calcext:value-type="float">
            <text:p>3,686</text:p>
          </table:table-cell>
          <table:table-cell table:style-name="ce6" office:value-type="float" office:value="0.005819" calcext:value-type="float">
            <text:p>0,006</text:p>
          </table:table-cell>
          <table:table-cell table:style-name="ce6" table:formula="of:=[.$B9]/[.K9]" office:value-type="float" office:value="4.13369994844475" calcext:value-type="float">
            <text:p>4,134</text:p>
          </table:table-cell>
          <table:table-cell table:style-name="ce6" office:value-type="float" office:value="0.005369" calcext:value-type="float">
            <text:p>0,005</text:p>
          </table:table-cell>
          <table:table-cell table:style-name="ce6" table:formula="of:=[.$B9]/[.M9]" office:value-type="float" office:value="4.48016390389272" calcext:value-type="float">
            <text:p>4,480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248" calcext:value-type="float">
            <text:p>0,266248</text:p>
          </table:table-cell>
          <table:table-cell table:style-name="ce7" office:value-type="float" office:value="0.145854" calcext:value-type="float">
            <text:p>0,145854</text:p>
          </table:table-cell>
          <table:table-cell table:formula="of:=[.$B10]/[.C10]" office:value-type="float" office:value="1.8254418802364" calcext:value-type="float">
            <text:p>1,825</text:p>
          </table:table-cell>
          <table:table-cell table:style-name="ce7" office:value-type="float" office:value="0.080412" calcext:value-type="float">
            <text:p>0,080412</text:p>
          </table:table-cell>
          <table:table-cell table:style-name="ce6" table:formula="of:=[.$B10]/[.E10]" office:value-type="float" office:value="3.31104810227329" calcext:value-type="float">
            <text:p>3,311</text:p>
          </table:table-cell>
          <table:table-cell table:style-name="ce7" office:value-type="float" office:value="0.059485" calcext:value-type="float">
            <text:p>0,059485</text:p>
          </table:table-cell>
          <table:table-cell table:style-name="ce6" table:formula="of:=[.$B10]/[.G10]" office:value-type="float" office:value="4.47588467680928" calcext:value-type="float">
            <text:p>4,476</text:p>
          </table:table-cell>
          <table:table-cell table:style-name="ce7" office:value-type="float" office:value="0.055395" calcext:value-type="float">
            <text:p>0,055395</text:p>
          </table:table-cell>
          <table:table-cell table:style-name="ce6" table:formula="of:=[.$B10]/[.I10]" office:value-type="float" office:value="4.80635436411228" calcext:value-type="float">
            <text:p>4,806</text:p>
          </table:table-cell>
          <table:table-cell table:style-name="ce7" office:value-type="float" office:value="0.056518" calcext:value-type="float">
            <text:p>0,056518</text:p>
          </table:table-cell>
          <table:table-cell table:style-name="ce6" table:formula="of:=[.$B10]/[.K10]" office:value-type="float" office:value="4.71085317951803" calcext:value-type="float">
            <text:p>4,711</text:p>
          </table:table-cell>
          <table:table-cell table:style-name="ce7" office:value-type="float" office:value="0.060393" calcext:value-type="float">
            <text:p>0,060393</text:p>
          </table:table-cell>
          <table:table-cell table:style-name="ce6" table:formula="of:=[.$B10]/[.M10]" office:value-type="float" office:value="4.40859039954962" calcext:value-type="float">
            <text:p>4,409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931" calcext:value-type="float">
            <text:p>2,889931</text:p>
          </table:table-cell>
          <table:table-cell table:style-name="ce7" office:value-type="float" office:value="1.477021" calcext:value-type="float">
            <text:p>1,477021</text:p>
          </table:table-cell>
          <table:table-cell table:formula="of:=[.$B11]/[.C11]" office:value-type="float" office:value="1.95659438829915" calcext:value-type="float">
            <text:p>1,957</text:p>
          </table:table-cell>
          <table:table-cell table:style-name="ce7" office:value-type="float" office:value="0.843861" calcext:value-type="float">
            <text:p>0,843861</text:p>
          </table:table-cell>
          <table:table-cell table:style-name="ce6" table:formula="of:=[.$B11]/[.E11]" office:value-type="float" office:value="3.42465287529581" calcext:value-type="float">
            <text:p>3,425</text:p>
          </table:table-cell>
          <table:table-cell table:style-name="ce7" office:value-type="float" office:value="0.643488" calcext:value-type="float">
            <text:p>0,643488</text:p>
          </table:table-cell>
          <table:table-cell table:style-name="ce6" table:formula="of:=[.$B11]/[.G11]" office:value-type="float" office:value="4.49104101397384" calcext:value-type="float">
            <text:p>4,491</text:p>
          </table:table-cell>
          <table:table-cell table:style-name="ce7" office:value-type="float" office:value="0.548638" calcext:value-type="float">
            <text:p>0,548638</text:p>
          </table:table-cell>
          <table:table-cell table:style-name="ce6" table:formula="of:=[.$B11]/[.I11]" office:value-type="float" office:value="5.26746415669348" calcext:value-type="float">
            <text:p>5,267</text:p>
          </table:table-cell>
          <table:table-cell table:style-name="ce7" office:value-type="float" office:value="0.552084" calcext:value-type="float">
            <text:p>0,552084</text:p>
          </table:table-cell>
          <table:table-cell table:style-name="ce6" table:formula="of:=[.$B11]/[.K11]" office:value-type="float" office:value="5.23458567899088" calcext:value-type="float">
            <text:p>5,235</text:p>
          </table:table-cell>
          <table:table-cell table:style-name="ce7" office:value-type="float" office:value="0.55633" calcext:value-type="float">
            <text:p>0,55633</text:p>
          </table:table-cell>
          <table:table-cell table:style-name="ce6" table:formula="of:=[.$B11]/[.M11]" office:value-type="float" office:value="5.19463447953553" calcext:value-type="float">
            <text:p>5,195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30363" calcext:value-type="float">
            <text:p>31,430363</text:p>
          </table:table-cell>
          <table:table-cell table:style-name="ce7" office:value-type="float" office:value="16.138159" calcext:value-type="float">
            <text:p>16,138159</text:p>
          </table:table-cell>
          <table:table-cell table:formula="of:=[.$B12]/[.C12]" office:value-type="float" office:value="1.94758045202058" calcext:value-type="float">
            <text:p>1,948</text:p>
          </table:table-cell>
          <table:table-cell table:style-name="ce7" office:value-type="float" office:value="8.619456" calcext:value-type="float">
            <text:p>8,619456</text:p>
          </table:table-cell>
          <table:table-cell table:style-name="ce6" table:formula="of:=[.$B12]/[.E12]" office:value-type="float" office:value="3.64644392871197" calcext:value-type="float">
            <text:p>3,646</text:p>
          </table:table-cell>
          <table:table-cell table:style-name="ce7" office:value-type="float" office:value="6.673517" calcext:value-type="float">
            <text:p>6,673517</text:p>
          </table:table-cell>
          <table:table-cell table:style-name="ce6" table:formula="of:=[.$B12]/[.G12]" office:value-type="float" office:value="4.70971498236987" calcext:value-type="float">
            <text:p>4,710</text:p>
          </table:table-cell>
          <table:table-cell table:style-name="ce7" office:value-type="float" office:value="5.225286" calcext:value-type="float">
            <text:p>5,225286</text:p>
          </table:table-cell>
          <table:table-cell table:style-name="ce6" table:formula="of:=[.$B12]/[.I12]" office:value-type="float" office:value="6.01505123355927" calcext:value-type="float">
            <text:p>6,015</text:p>
          </table:table-cell>
          <table:table-cell table:style-name="ce7" office:value-type="float" office:value="5.357413" calcext:value-type="float">
            <text:p>5,357413</text:p>
          </table:table-cell>
          <table:table-cell table:style-name="ce6" table:formula="of:=[.$B12]/[.K12]" office:value-type="float" office:value="5.86670525494301" calcext:value-type="float">
            <text:p>5,867</text:p>
          </table:table-cell>
          <table:table-cell table:style-name="ce7" office:value-type="float" office:value="5.348286" calcext:value-type="float">
            <text:p>5,348286</text:p>
          </table:table-cell>
          <table:table-cell table:style-name="ce6" table:formula="of:=[.$B12]/[.M12]" office:value-type="float" office:value="5.87671695193563" calcext:value-type="float">
            <text:p>5,877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807860262008734" calcext:value-type="float">
            <text:p>0,808</text:p>
          </table:table-cell>
          <table:table-cell table:formula="of:=[.F7]" office:value-type="float" office:value="0.731225296442688" calcext:value-type="float">
            <text:p>0,731</text:p>
          </table:table-cell>
          <table:table-cell table:style-name="ce16" table:formula="of:=[.H7]" office:value-type="float" office:value="0.268895348837209" calcext:value-type="float">
            <text:p>0,269</text:p>
          </table:table-cell>
          <table:table-cell table:style-name="ce16" table:formula="of:=[.J7]" office:value-type="float" office:value="0.0646401118099231" calcext:value-type="float">
            <text:p>0,065</text:p>
          </table:table-cell>
          <table:table-cell table:style-name="ce16" table:formula="of:=[.L7]" office:value-type="float" office:value="0.110844817255842" calcext:value-type="float">
            <text:p>0,111</text:p>
          </table:table-cell>
          <table:table-cell table:style-name="ce16" table:formula="of:=[.N7]" office:value-type="float" office:value="0.479274611398964" calcext:value-type="float">
            <text:p>0,47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8617176128093" calcext:value-type="float">
            <text:p>1,486</text:p>
          </table:table-cell>
          <table:table-cell table:formula="of:=[.F8]" office:value-type="float" office:value="2.0481444332999" calcext:value-type="float">
            <text:p>2,048</text:p>
          </table:table-cell>
          <table:table-cell table:style-name="ce16" table:formula="of:=[.H8]" office:value-type="float" office:value="0.604320804971885" calcext:value-type="float">
            <text:p>0,604</text:p>
          </table:table-cell>
          <table:table-cell table:style-name="ce16" table:formula="of:=[.J8]" office:value-type="float" office:value="0.5872878918608" calcext:value-type="float">
            <text:p>0,587</text:p>
          </table:table-cell>
          <table:table-cell table:style-name="ce16" table:formula="of:=[.L8]" office:value-type="float" office:value="0.856903063365506" calcext:value-type="float">
            <text:p>0,857</text:p>
          </table:table-cell>
          <table:table-cell table:style-name="ce16" table:formula="of:=[.N8]" office:value-type="float" office:value="1.74828767123288" calcext:value-type="float">
            <text:p>1,748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0139294540553" calcext:value-type="float">
            <text:p>1,801</text:p>
          </table:table-cell>
          <table:table-cell table:formula="of:=[.F9]" office:value-type="float" office:value="2.84595362044486" calcext:value-type="float">
            <text:p>2,846</text:p>
          </table:table-cell>
          <table:table-cell table:style-name="ce16" table:formula="of:=[.H9]" office:value-type="float" office:value="4.00966827804634" calcext:value-type="float">
            <text:p>4,010</text:p>
          </table:table-cell>
          <table:table-cell table:style-name="ce16" table:formula="of:=[.J9]" office:value-type="float" office:value="3.6864367816092" calcext:value-type="float">
            <text:p>3,686</text:p>
          </table:table-cell>
          <table:table-cell table:style-name="ce16" table:formula="of:=[.L9]" office:value-type="float" office:value="4.13369994844475" calcext:value-type="float">
            <text:p>4,134</text:p>
          </table:table-cell>
          <table:table-cell table:style-name="ce16" table:formula="of:=[.N9]" office:value-type="float" office:value="4.48016390389272" calcext:value-type="float">
            <text:p>4,480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254418802364" calcext:value-type="float">
            <text:p>1,825</text:p>
          </table:table-cell>
          <table:table-cell table:formula="of:=[.F10]" office:value-type="float" office:value="3.31104810227329" calcext:value-type="float">
            <text:p>3,311</text:p>
          </table:table-cell>
          <table:table-cell table:style-name="ce16" table:formula="of:=[.H10]" office:value-type="float" office:value="4.47588467680928" calcext:value-type="float">
            <text:p>4,476</text:p>
          </table:table-cell>
          <table:table-cell table:style-name="ce16" table:formula="of:=[.J10]" office:value-type="float" office:value="4.80635436411228" calcext:value-type="float">
            <text:p>4,806</text:p>
          </table:table-cell>
          <table:table-cell table:style-name="ce16" table:formula="of:=[.L10]" office:value-type="float" office:value="4.71085317951803" calcext:value-type="float">
            <text:p>4,711</text:p>
          </table:table-cell>
          <table:table-cell table:style-name="ce16" table:formula="of:=[.N10]" office:value-type="float" office:value="4.40859039954962" calcext:value-type="float">
            <text:p>4,40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5659438829915" calcext:value-type="float">
            <text:p>1,957</text:p>
          </table:table-cell>
          <table:table-cell table:formula="of:=[.F11]" office:value-type="float" office:value="3.42465287529581" calcext:value-type="float">
            <text:p>3,425</text:p>
          </table:table-cell>
          <table:table-cell table:style-name="ce16" table:formula="of:=[.H11]" office:value-type="float" office:value="4.49104101397384" calcext:value-type="float">
            <text:p>4,491</text:p>
          </table:table-cell>
          <table:table-cell table:style-name="ce16" table:formula="of:=[.J11]" office:value-type="float" office:value="5.26746415669348" calcext:value-type="float">
            <text:p>5,267</text:p>
          </table:table-cell>
          <table:table-cell table:style-name="ce16" table:formula="of:=[.L11]" office:value-type="float" office:value="5.23458567899088" calcext:value-type="float">
            <text:p>5,235</text:p>
          </table:table-cell>
          <table:table-cell table:style-name="ce16" table:formula="of:=[.N11]" office:value-type="float" office:value="5.19463447953553" calcext:value-type="float">
            <text:p>5,195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758045202058" calcext:value-type="float">
            <text:p>1,948</text:p>
          </table:table-cell>
          <table:table-cell table:formula="of:=[.F12]" office:value-type="float" office:value="3.64644392871197" calcext:value-type="float">
            <text:p>3,646</text:p>
          </table:table-cell>
          <table:table-cell table:style-name="ce16" table:formula="of:=[.H12]" office:value-type="float" office:value="4.70971498236987" calcext:value-type="float">
            <text:p>4,710</text:p>
          </table:table-cell>
          <table:table-cell table:style-name="ce16" table:formula="of:=[.J12]" office:value-type="float" office:value="6.01505123355927" calcext:value-type="float">
            <text:p>6,015</text:p>
          </table:table-cell>
          <table:table-cell table:style-name="ce16" table:formula="of:=[.L12]" office:value-type="float" office:value="5.86670525494301" calcext:value-type="float">
            <text:p>5,867</text:p>
          </table:table-cell>
          <table:table-cell table:style-name="ce16" table:formula="of:=[.N12]" office:value-type="float" office:value="5.87671695193563" calcext:value-type="float">
            <text:p>5,877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table table:name="10000" table:style-name="ta1">
        <office:forms form:automatic-focus="false" form:apply-design-mode="false"/>
        <table:shapes>
          <draw:frame draw:z-index="0" draw:style-name="gr1" draw:text-style-name="P1" svg:width="159.99mm" svg:height="89.99mm" svg:x="184.65mm" svg:y="64.23mm">
            <loext:p draw:notify-on-update-of-ranges="'10000'.C22:'10000'.F22 '10000'.B19:'10000'.B19 '10000'.C19:'10000'.H19 '10000'.B24:'10000'.B24 '10000'.C24:'10000'.H24 '10000'.B24:'10000'.B24 '10000'.C20:'10000'.H20 '10000'.B23:'10000'.B23 '10000'.C23:'10000'.H23 '10000'.B22:'10000'.B22 '10000'.C22:'10000'.H22 '10000'.B21:'10000'.B21 '10000'.C21:'10000'.H21 '10000'.B26:'10000'.B26 '10000'.C26:'10000'.H2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8"/>
        <table:table-column table:style-name="co1" table:number-columns-repeated="2" table:default-cell-style-name="ce6"/>
        <table:table-column table:style-name="co1" table:number-columns-repeated="10" table:default-cell-style-name="Default"/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4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1"/>
          <table:covered-table-cell table:number-columns-repeated="4" table:style-name="ce15"/>
          <table:covered-table-cell table:style-name="ce17"/>
          <table:table-cell table:style-name="ce19"/>
          <table:table-cell table:style-name="ce15" table:number-columns-repeated="4"/>
        </table:table-row>
        <table:table-row table:style-name="ro1">
          <table:covered-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</table:table-row>
        <table:table-row table:style-name="ro1">
          <table:covered-table-cell table:style-name="ce1"/>
          <table:table-cell table:style-name="ce5" office:value-type="string" calcext:value-type="string">
            <text:p>Time, sec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  <table:table-cell table:style-name="ce13" office:value-type="string" calcext:value-type="string">
            <text:p>Time, sec</text:p>
          </table:table-cell>
          <table:table-cell table:style-name="ce12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6" office:value-type="float" office:value="0.000174" calcext:value-type="float">
            <text:p>0,000</text:p>
          </table:table-cell>
          <table:table-cell office:value-type="float" office:value="0.000236" calcext:value-type="float">
            <text:p>0,000</text:p>
          </table:table-cell>
          <table:table-cell table:formula="of:=[.$B7]/[.C7]" office:value-type="float" office:value="0.73728813559322" calcext:value-type="float">
            <text:p>0,737</text:p>
          </table:table-cell>
          <table:table-cell table:style-name="ce6" office:value-type="float" office:value="0.000262" calcext:value-type="float">
            <text:p>0,000</text:p>
          </table:table-cell>
          <table:table-cell table:style-name="ce6" table:formula="of:=[.$B7]/[.E7]" office:value-type="float" office:value="0.66412213740458" calcext:value-type="float">
            <text:p>0,664</text:p>
          </table:table-cell>
          <table:table-cell table:style-name="ce6" office:value-type="float" office:value="0.001337" calcext:value-type="float">
            <text:p>0,001</text:p>
          </table:table-cell>
          <table:table-cell table:style-name="ce6" table:formula="of:=[.$B7]/[.G7]" office:value-type="float" office:value="0.130142109199701" calcext:value-type="float">
            <text:p>0,130</text:p>
          </table:table-cell>
          <table:table-cell table:style-name="ce6" office:value-type="float" office:value="0.003039" calcext:value-type="float">
            <text:p>0,003</text:p>
          </table:table-cell>
          <table:table-cell table:style-name="ce6" table:formula="of:=[.$B7]/[.I7]" office:value-type="float" office:value="0.0572556762092794" calcext:value-type="float">
            <text:p>0,057</text:p>
          </table:table-cell>
          <table:table-cell table:style-name="ce6" office:value-type="float" office:value="0.001669" calcext:value-type="float">
            <text:p>0,002</text:p>
          </table:table-cell>
          <table:table-cell table:style-name="ce6" table:formula="of:=[.$B7]/[.K7]" office:value-type="float" office:value="0.104254044337927" calcext:value-type="float">
            <text:p>0,104</text:p>
          </table:table-cell>
          <table:table-cell table:style-name="ce6" office:value-type="float" office:value="0.000415" calcext:value-type="float">
            <text:p>0,000</text:p>
          </table:table-cell>
          <table:table-cell table:style-name="ce6" table:formula="of:=[.$B7]/[.M7]" office:value-type="float" office:value="0.419277108433735" calcext:value-type="float">
            <text:p>0,419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6" office:value-type="float" office:value="0.002041" calcext:value-type="float">
            <text:p>0,002</text:p>
          </table:table-cell>
          <table:table-cell office:value-type="float" office:value="0.001409" calcext:value-type="float">
            <text:p>0,001</text:p>
          </table:table-cell>
          <table:table-cell table:formula="of:=[.$B8]/[.C8]" office:value-type="float" office:value="1.4485450674237" calcext:value-type="float">
            <text:p>1,449</text:p>
          </table:table-cell>
          <table:table-cell table:style-name="ce6" office:value-type="float" office:value="0.000997" calcext:value-type="float">
            <text:p>0,001</text:p>
          </table:table-cell>
          <table:table-cell table:style-name="ce6" table:formula="of:=[.$B8]/[.E8]" office:value-type="float" office:value="2.04714142427282" calcext:value-type="float">
            <text:p>2,047</text:p>
          </table:table-cell>
          <table:table-cell table:style-name="ce6" office:value-type="float" office:value="0.001009" calcext:value-type="float">
            <text:p>0,001</text:p>
          </table:table-cell>
          <table:table-cell table:style-name="ce6" table:formula="of:=[.$B8]/[.G8]" office:value-type="float" office:value="2.02279484638256" calcext:value-type="float">
            <text:p>2,023</text:p>
          </table:table-cell>
          <table:table-cell table:style-name="ce6" office:value-type="float" office:value="0.005395" calcext:value-type="float">
            <text:p>0,005</text:p>
          </table:table-cell>
          <table:table-cell table:style-name="ce6" table:formula="of:=[.$B8]/[.I8]" office:value-type="float" office:value="0.378313253012048" calcext:value-type="float">
            <text:p>0,378</text:p>
          </table:table-cell>
          <table:table-cell table:style-name="ce6" office:value-type="float" office:value="0.00254" calcext:value-type="float">
            <text:p>0,003</text:p>
          </table:table-cell>
          <table:table-cell table:style-name="ce6" table:formula="of:=[.$B8]/[.K8]" office:value-type="float" office:value="0.803543307086614" calcext:value-type="float">
            <text:p>0,804</text:p>
          </table:table-cell>
          <table:table-cell table:style-name="ce6" office:value-type="float" office:value="0.001196" calcext:value-type="float">
            <text:p>0,001</text:p>
          </table:table-cell>
          <table:table-cell table:style-name="ce6" table:formula="of:=[.$B8]/[.M8]" office:value-type="float" office:value="1.70652173913043" calcext:value-type="float">
            <text:p>1,707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0.024114" calcext:value-type="float">
            <text:p>0,024</text:p>
          </table:table-cell>
          <table:table-cell office:value-type="float" office:value="0.013189" calcext:value-type="float">
            <text:p>0,013</text:p>
          </table:table-cell>
          <table:table-cell table:formula="of:=[.$B9]/[.C9]" office:value-type="float" office:value="1.82834179998484" calcext:value-type="float">
            <text:p>1,828</text:p>
          </table:table-cell>
          <table:table-cell table:style-name="ce6" office:value-type="float" office:value="0.008388" calcext:value-type="float">
            <text:p>0,008</text:p>
          </table:table-cell>
          <table:table-cell table:style-name="ce6" table:formula="of:=[.$B9]/[.E9]" office:value-type="float" office:value="2.87482117310443" calcext:value-type="float">
            <text:p>2,875</text:p>
          </table:table-cell>
          <table:table-cell table:style-name="ce6" office:value-type="float" office:value="0.006003" calcext:value-type="float">
            <text:p>0,006</text:p>
          </table:table-cell>
          <table:table-cell table:style-name="ce6" table:formula="of:=[.$B9]/[.G9]" office:value-type="float" office:value="4.01699150424788" calcext:value-type="float">
            <text:p>4,017</text:p>
          </table:table-cell>
          <table:table-cell table:style-name="ce6" office:value-type="float" office:value="0.00625" calcext:value-type="float">
            <text:p>0,006</text:p>
          </table:table-cell>
          <table:table-cell table:style-name="ce6" table:formula="of:=[.$B9]/[.I9]" office:value-type="float" office:value="3.85824" calcext:value-type="float">
            <text:p>3,858</text:p>
          </table:table-cell>
          <table:table-cell table:style-name="ce6" office:value-type="float" office:value="0.005752" calcext:value-type="float">
            <text:p>0,006</text:p>
          </table:table-cell>
          <table:table-cell table:style-name="ce6" table:formula="of:=[.$B9]/[.K9]" office:value-type="float" office:value="4.192280945758" calcext:value-type="float">
            <text:p>4,192</text:p>
          </table:table-cell>
          <table:table-cell table:style-name="ce6" office:value-type="float" office:value="0.005529" calcext:value-type="float">
            <text:p>0,006</text:p>
          </table:table-cell>
          <table:table-cell table:style-name="ce6" table:formula="of:=[.$B9]/[.M9]" office:value-type="float" office:value="4.36136733586544" calcext:value-type="float">
            <text:p>4,361</text:p>
          </table:table-cell>
        </table:table-row>
        <table:table-row table:style-name="ro1">
          <table:table-cell table:style-name="ce2" office:value-type="float" office:value="1000000" calcext:value-type="float">
            <text:p>1000000</text:p>
          </table:table-cell>
          <table:table-cell table:style-name="ce7" office:value-type="float" office:value="0.26624" calcext:value-type="float">
            <text:p>0,26624</text:p>
          </table:table-cell>
          <table:table-cell table:style-name="ce7" office:value-type="float" office:value="0.145714" calcext:value-type="float">
            <text:p>0,145714</text:p>
          </table:table-cell>
          <table:table-cell table:formula="of:=[.$B10]/[.C10]" office:value-type="float" office:value="1.82714083753105" calcext:value-type="float">
            <text:p>1,827</text:p>
          </table:table-cell>
          <table:table-cell table:style-name="ce7" office:value-type="float" office:value="0.080537" calcext:value-type="float">
            <text:p>0,080537</text:p>
          </table:table-cell>
          <table:table-cell table:style-name="ce6" table:formula="of:=[.$B10]/[.E10]" office:value-type="float" office:value="3.30580975203944" calcext:value-type="float">
            <text:p>3,306</text:p>
          </table:table-cell>
          <table:table-cell table:style-name="ce7" office:value-type="float" office:value="0.059146" calcext:value-type="float">
            <text:p>0,059146</text:p>
          </table:table-cell>
          <table:table-cell table:style-name="ce6" table:formula="of:=[.$B10]/[.G10]" office:value-type="float" office:value="4.50140330707064" calcext:value-type="float">
            <text:p>4,501</text:p>
          </table:table-cell>
          <table:table-cell table:style-name="ce7" office:value-type="float" office:value="0.054558" calcext:value-type="float">
            <text:p>0,054558</text:p>
          </table:table-cell>
          <table:table-cell table:style-name="ce6" table:formula="of:=[.$B10]/[.I10]" office:value-type="float" office:value="4.87994427948239" calcext:value-type="float">
            <text:p>4,880</text:p>
          </table:table-cell>
          <table:table-cell table:style-name="ce7" office:value-type="float" office:value="0.054779" calcext:value-type="float">
            <text:p>0,054779</text:p>
          </table:table-cell>
          <table:table-cell table:style-name="ce6" table:formula="of:=[.$B10]/[.K10]" office:value-type="float" office:value="4.86025666770113" calcext:value-type="float">
            <text:p>4,860</text:p>
          </table:table-cell>
          <table:table-cell table:style-name="ce7" office:value-type="float" office:value="0.058598" calcext:value-type="float">
            <text:p>0,058598</text:p>
          </table:table-cell>
          <table:table-cell table:style-name="ce6" table:formula="of:=[.$B10]/[.M10]" office:value-type="float" office:value="4.54349977814942" calcext:value-type="float">
            <text:p>4,543</text:p>
          </table:table-cell>
        </table:table-row>
        <table:table-row table:style-name="ro1">
          <table:table-cell table:style-name="ce2" office:value-type="float" office:value="10000000" calcext:value-type="float">
            <text:p>10000000</text:p>
          </table:table-cell>
          <table:table-cell table:style-name="ce7" office:value-type="float" office:value="2.889332" calcext:value-type="float">
            <text:p>2,889332</text:p>
          </table:table-cell>
          <table:table-cell table:style-name="ce7" office:value-type="float" office:value="1.480777" calcext:value-type="float">
            <text:p>1,480777</text:p>
          </table:table-cell>
          <table:table-cell table:formula="of:=[.$B11]/[.C11]" office:value-type="float" office:value="1.95122695719882" calcext:value-type="float">
            <text:p>1,951</text:p>
          </table:table-cell>
          <table:table-cell table:style-name="ce7" office:value-type="float" office:value="0.847307" calcext:value-type="float">
            <text:p>0,847307</text:p>
          </table:table-cell>
          <table:table-cell table:style-name="ce6" table:formula="of:=[.$B11]/[.E11]" office:value-type="float" office:value="3.41001785657383" calcext:value-type="float">
            <text:p>3,410</text:p>
          </table:table-cell>
          <table:table-cell table:style-name="ce7" office:value-type="float" office:value="0.643466" calcext:value-type="float">
            <text:p>0,643466</text:p>
          </table:table-cell>
          <table:table-cell table:style-name="ce6" table:formula="of:=[.$B11]/[.G11]" office:value-type="float" office:value="4.49026366583471" calcext:value-type="float">
            <text:p>4,490</text:p>
          </table:table-cell>
          <table:table-cell table:style-name="ce7" office:value-type="float" office:value="0.545279" calcext:value-type="float">
            <text:p>0,545279</text:p>
          </table:table-cell>
          <table:table-cell table:style-name="ce6" table:formula="of:=[.$B11]/[.I11]" office:value-type="float" office:value="5.29881400163953" calcext:value-type="float">
            <text:p>5,299</text:p>
          </table:table-cell>
          <table:table-cell table:style-name="ce7" office:value-type="float" office:value="0.54572" calcext:value-type="float">
            <text:p>0,54572</text:p>
          </table:table-cell>
          <table:table-cell table:style-name="ce6" table:formula="of:=[.$B11]/[.K11]" office:value-type="float" office:value="5.29453199442938" calcext:value-type="float">
            <text:p>5,295</text:p>
          </table:table-cell>
          <table:table-cell table:style-name="ce7" office:value-type="float" office:value="0.555691" calcext:value-type="float">
            <text:p>0,555691</text:p>
          </table:table-cell>
          <table:table-cell table:style-name="ce6" table:formula="of:=[.$B11]/[.M11]" office:value-type="float" office:value="5.19952995459707" calcext:value-type="float">
            <text:p>5,200</text:p>
          </table:table-cell>
        </table:table-row>
        <table:table-row table:style-name="ro1">
          <table:table-cell table:style-name="ce3" office:value-type="float" office:value="100000000" calcext:value-type="float">
            <text:p>100000000</text:p>
          </table:table-cell>
          <table:table-cell table:style-name="ce7" office:value-type="float" office:value="31.418976" calcext:value-type="float">
            <text:p>31,418976</text:p>
          </table:table-cell>
          <table:table-cell table:style-name="ce7" office:value-type="float" office:value="16.12544" calcext:value-type="float">
            <text:p>16,12544</text:p>
          </table:table-cell>
          <table:table-cell table:formula="of:=[.$B12]/[.C12]" office:value-type="float" office:value="1.94841046197809" calcext:value-type="float">
            <text:p>1,948</text:p>
          </table:table-cell>
          <table:table-cell table:style-name="ce7" office:value-type="float" office:value="8.653337" calcext:value-type="float">
            <text:p>8,653337</text:p>
          </table:table-cell>
          <table:table-cell table:style-name="ce6" table:formula="of:=[.$B12]/[.E12]" office:value-type="float" office:value="3.63085084979355" calcext:value-type="float">
            <text:p>3,631</text:p>
          </table:table-cell>
          <table:table-cell table:style-name="ce7" office:value-type="float" office:value="6.601867" calcext:value-type="float">
            <text:p>6,601867</text:p>
          </table:table-cell>
          <table:table-cell table:style-name="ce6" table:formula="of:=[.$B12]/[.G12]" office:value-type="float" office:value="4.75910465933349" calcext:value-type="float">
            <text:p>4,759</text:p>
          </table:table-cell>
          <table:table-cell table:style-name="ce7" office:value-type="float" office:value="5.310313" calcext:value-type="float">
            <text:p>5,310313</text:p>
          </table:table-cell>
          <table:table-cell table:style-name="ce6" table:formula="of:=[.$B12]/[.I12]" office:value-type="float" office:value="5.91659587674022" calcext:value-type="float">
            <text:p>5,917</text:p>
          </table:table-cell>
          <table:table-cell table:style-name="ce7" office:value-type="float" office:value="5.403263" calcext:value-type="float">
            <text:p>5,403263</text:p>
          </table:table-cell>
          <table:table-cell table:style-name="ce6" table:formula="of:=[.$B12]/[.K12]" office:value-type="float" office:value="5.8148152329435" calcext:value-type="float">
            <text:p>5,815</text:p>
          </table:table-cell>
          <table:table-cell table:style-name="ce7" office:value-type="float" office:value="5.421136" calcext:value-type="float">
            <text:p>5,421136</text:p>
          </table:table-cell>
          <table:table-cell table:style-name="ce6" table:formula="of:=[.$B12]/[.M12]" office:value-type="float" office:value="5.79564430776133" calcext:value-type="float">
            <text:p>5,796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14" table:number-columns-repeated="8"/>
          <table:table-cell table:number-columns-repeated="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/>
          <table:table-cell table:style-name="ce8"/>
          <table:table-cell table:number-columns-repeated="4"/>
        </table:table-row>
        <table:table-row table:style-name="ro1">
          <table:table-cell/>
          <table:table-cell table:formula="of:=[.A7]" office:value-type="float" office:value="1000" calcext:value-type="float">
            <text:p>1000</text:p>
          </table:table-cell>
          <table:table-cell table:formula="of:=[.D7]" office:value-type="float" office:value="0.73728813559322" calcext:value-type="float">
            <text:p>0,737</text:p>
          </table:table-cell>
          <table:table-cell table:formula="of:=[.F7]" office:value-type="float" office:value="0.66412213740458" calcext:value-type="float">
            <text:p>0,664</text:p>
          </table:table-cell>
          <table:table-cell table:style-name="ce16" table:formula="of:=[.H7]" office:value-type="float" office:value="0.130142109199701" calcext:value-type="float">
            <text:p>0,130</text:p>
          </table:table-cell>
          <table:table-cell table:style-name="ce16" table:formula="of:=[.J7]" office:value-type="float" office:value="0.0572556762092794" calcext:value-type="float">
            <text:p>0,057</text:p>
          </table:table-cell>
          <table:table-cell table:style-name="ce16" table:formula="of:=[.L7]" office:value-type="float" office:value="0.104254044337927" calcext:value-type="float">
            <text:p>0,104</text:p>
          </table:table-cell>
          <table:table-cell table:style-name="ce16" table:formula="of:=[.N7]" office:value-type="float" office:value="0.419277108433735" calcext:value-type="float">
            <text:p>0,419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8]" office:value-type="float" office:value="10000" calcext:value-type="float">
            <text:p>10000</text:p>
          </table:table-cell>
          <table:table-cell table:formula="of:=[.D8]" office:value-type="float" office:value="1.4485450674237" calcext:value-type="float">
            <text:p>1,449</text:p>
          </table:table-cell>
          <table:table-cell table:formula="of:=[.F8]" office:value-type="float" office:value="2.04714142427282" calcext:value-type="float">
            <text:p>2,047</text:p>
          </table:table-cell>
          <table:table-cell table:style-name="ce16" table:formula="of:=[.H8]" office:value-type="float" office:value="2.02279484638256" calcext:value-type="float">
            <text:p>2,023</text:p>
          </table:table-cell>
          <table:table-cell table:style-name="ce16" table:formula="of:=[.J8]" office:value-type="float" office:value="0.378313253012048" calcext:value-type="float">
            <text:p>0,378</text:p>
          </table:table-cell>
          <table:table-cell table:style-name="ce16" table:formula="of:=[.L8]" office:value-type="float" office:value="0.803543307086614" calcext:value-type="float">
            <text:p>0,804</text:p>
          </table:table-cell>
          <table:table-cell table:style-name="ce16" table:formula="of:=[.N8]" office:value-type="float" office:value="1.70652173913043" calcext:value-type="float">
            <text:p>1,707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9]" office:value-type="float" office:value="100000" calcext:value-type="float">
            <text:p>100000</text:p>
          </table:table-cell>
          <table:table-cell table:formula="of:=[.D9]" office:value-type="float" office:value="1.82834179998484" calcext:value-type="float">
            <text:p>1,828</text:p>
          </table:table-cell>
          <table:table-cell table:formula="of:=[.F9]" office:value-type="float" office:value="2.87482117310443" calcext:value-type="float">
            <text:p>2,875</text:p>
          </table:table-cell>
          <table:table-cell table:style-name="ce16" table:formula="of:=[.H9]" office:value-type="float" office:value="4.01699150424788" calcext:value-type="float">
            <text:p>4,017</text:p>
          </table:table-cell>
          <table:table-cell table:style-name="ce16" table:formula="of:=[.J9]" office:value-type="float" office:value="3.85824" calcext:value-type="float">
            <text:p>3,858</text:p>
          </table:table-cell>
          <table:table-cell table:style-name="ce16" table:formula="of:=[.L9]" office:value-type="float" office:value="4.192280945758" calcext:value-type="float">
            <text:p>4,192</text:p>
          </table:table-cell>
          <table:table-cell table:style-name="ce16" table:formula="of:=[.N9]" office:value-type="float" office:value="4.36136733586544" calcext:value-type="float">
            <text:p>4,361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formula="of:=[.A10]" office:value-type="float" office:value="1000000" calcext:value-type="float">
            <text:p>1000000</text:p>
          </table:table-cell>
          <table:table-cell table:formula="of:=[.D10]" office:value-type="float" office:value="1.82714083753105" calcext:value-type="float">
            <text:p>1,827</text:p>
          </table:table-cell>
          <table:table-cell table:formula="of:=[.F10]" office:value-type="float" office:value="3.30580975203944" calcext:value-type="float">
            <text:p>3,306</text:p>
          </table:table-cell>
          <table:table-cell table:style-name="ce16" table:formula="of:=[.H10]" office:value-type="float" office:value="4.50140330707064" calcext:value-type="float">
            <text:p>4,501</text:p>
          </table:table-cell>
          <table:table-cell table:style-name="ce16" table:formula="of:=[.J10]" office:value-type="float" office:value="4.87994427948239" calcext:value-type="float">
            <text:p>4,880</text:p>
          </table:table-cell>
          <table:table-cell table:style-name="ce16" table:formula="of:=[.L10]" office:value-type="float" office:value="4.86025666770113" calcext:value-type="float">
            <text:p>4,860</text:p>
          </table:table-cell>
          <table:table-cell table:style-name="ce16" table:formula="of:=[.N10]" office:value-type="float" office:value="4.54349977814942" calcext:value-type="float">
            <text:p>4,543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1]" office:value-type="float" office:value="10000000" calcext:value-type="float">
            <text:p>10000000</text:p>
          </table:table-cell>
          <table:table-cell table:formula="of:=[.D11]" office:value-type="float" office:value="1.95122695719882" calcext:value-type="float">
            <text:p>1,951</text:p>
          </table:table-cell>
          <table:table-cell table:formula="of:=[.F11]" office:value-type="float" office:value="3.41001785657383" calcext:value-type="float">
            <text:p>3,410</text:p>
          </table:table-cell>
          <table:table-cell table:style-name="ce16" table:formula="of:=[.H11]" office:value-type="float" office:value="4.49026366583471" calcext:value-type="float">
            <text:p>4,490</text:p>
          </table:table-cell>
          <table:table-cell table:style-name="ce16" table:formula="of:=[.J11]" office:value-type="float" office:value="5.29881400163953" calcext:value-type="float">
            <text:p>5,299</text:p>
          </table:table-cell>
          <table:table-cell table:style-name="ce16" table:formula="of:=[.L11]" office:value-type="float" office:value="5.29453199442938" calcext:value-type="float">
            <text:p>5,295</text:p>
          </table:table-cell>
          <table:table-cell table:style-name="ce16" table:formula="of:=[.N11]" office:value-type="float" office:value="5.19952995459707" calcext:value-type="float">
            <text:p>5,200</text:p>
          </table:table-cell>
          <table:table-cell table:style-name="ce18" table:number-columns-repeated="2"/>
          <table:table-cell table:number-columns-repeated="4"/>
        </table:table-row>
        <table:table-row table:style-name="ro1">
          <table:table-cell/>
          <table:table-cell table:style-name="ce9" table:formula="of:=[.A12]" office:value-type="float" office:value="100000000" calcext:value-type="float">
            <text:p>100000000</text:p>
          </table:table-cell>
          <table:table-cell table:formula="of:=[.D12]" office:value-type="float" office:value="1.94841046197809" calcext:value-type="float">
            <text:p>1,948</text:p>
          </table:table-cell>
          <table:table-cell table:formula="of:=[.F12]" office:value-type="float" office:value="3.63085084979355" calcext:value-type="float">
            <text:p>3,631</text:p>
          </table:table-cell>
          <table:table-cell table:style-name="ce16" table:formula="of:=[.H12]" office:value-type="float" office:value="4.75910465933349" calcext:value-type="float">
            <text:p>4,759</text:p>
          </table:table-cell>
          <table:table-cell table:style-name="ce16" table:formula="of:=[.J12]" office:value-type="float" office:value="5.91659587674022" calcext:value-type="float">
            <text:p>5,917</text:p>
          </table:table-cell>
          <table:table-cell table:style-name="ce16" table:formula="of:=[.L12]" office:value-type="float" office:value="5.8148152329435" calcext:value-type="float">
            <text:p>5,815</text:p>
          </table:table-cell>
          <table:table-cell table:style-name="ce16" table:formula="of:=[.N12]" office:value-type="float" office:value="5.79564430776133" calcext:value-type="float">
            <text:p>5,796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LINEAR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n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.00.0000</text:date>, <text:time style:data-style-name="N2" text:time-value="20:22:14.09297216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22:02.563850785</meta:creation-date>
    <dc:date>2018-05-16T22:52:01.898999937</dc:date>
    <meta:editing-duration>PT1H41M37S</meta:editing-duration>
    <meta:editing-cycles>13</meta:editing-cycles>
    <meta:generator>LibreOffice/5.1.6.2$Linux_x86 LibreOffice_project/10m0$Build-2</meta:generator>
    <meta:document-statistic meta:table-count="3" meta:cell-count="50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8cm" svg:y="2.707cm" style:legend-expansion="high" chart:style-name="ch2"/>
        <chart:plot-area chart:style-name="ch3" table:cell-range-address="'1000'.B22:'1000'.H22 '1000'.B19:'1000'.H19 '1000'.B23:'1000'.H24 '1000'.C20:'1000'.H21 '1000'.B21:'1000'.B21 '1000'.B26:'10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3cm" svg:y="8.122cm" chart:style-name="ch5">
              <text:p>Количество потоков</text:p>
            </chart:title>
            <chart:categories table:cell-range-address="'1000'.C22:'1000'.F22"/>
          </chart:axis>
          <chart:axis chart:dimension="y" chart:name="primary-y" chart:style-name="ch4">
            <chart:title svg:x="0cm" svg:y="4.964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0'.C19:'1000'.H19" chart:label-cell-address="'1000'.B19:'1000'.B19" chart:class="chart:line">
            <chart:data-point chart:repeated="6"/>
          </chart:series>
          <chart:series chart:style-name="ch9" chart:values-cell-range-address="'1000'.C24:'1000'.H24" chart:label-cell-address="'1000'.B24:'1000'.B24" chart:class="chart:line">
            <chart:data-point chart:repeated="6"/>
          </chart:series>
          <chart:series chart:style-name="ch9" chart:values-cell-range-address="'1000'.C20:'1000'.H20" chart:label-cell-address="'1000'.B24:'1000'.B24" chart:class="chart:line">
            <chart:data-point chart:repeated="6"/>
          </chart:series>
          <chart:series chart:style-name="ch10" chart:values-cell-range-address="'1000'.C23:'1000'.H23" chart:label-cell-address="'1000'.B23:'1000'.B23" chart:class="chart:line">
            <chart:data-point chart:repeated="6"/>
          </chart:series>
          <chart:series chart:style-name="ch11" chart:values-cell-range-address="'1000'.C22:'1000'.H22" chart:label-cell-address="'1000'.B22:'1000'.B22" chart:class="chart:line">
            <chart:data-point chart:repeated="6"/>
          </chart:series>
          <chart:series chart:style-name="ch12" chart:values-cell-range-address="'1000'.C21:'1000'.H21" chart:label-cell-address="'1000'.B21:'1000'.B21" chart:class="chart:line">
            <chart:data-point chart:repeated="6"/>
          </chart:series>
          <chart:series chart:style-name="ch13" chart:values-cell-range-address="'1000'.C26:'1000'.H26" chart:label-cell-address="'1000'.B26:'10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254418802364">
                <text:p>1.8254418802364</text:p>
                <draw:g>
                  <svg:desc>'1000'.C22:'1000'.F22</svg:desc>
                </draw:g>
              </table:table-cell>
              <table:table-cell office:value-type="float" office:value="3.31104810227329">
                <text:p>3.31104810227329</text:p>
              </table:table-cell>
              <table:table-cell office:value-type="float" office:value="4.47588467680928">
                <text:p>4.47588467680928</text:p>
              </table:table-cell>
              <table:table-cell office:value-type="float" office:value="4.80635436411228">
                <text:p>4.80635436411228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0'.B19:'1000'.B19</svg:desc>
                </draw:g>
              </table:table-cell>
              <table:table-cell office:value-type="float" office:value="0.807860262008734">
                <text:p>0.807860262008734</text:p>
                <draw:g>
                  <svg:desc>'1000'.C19:'1000'.H19</svg:desc>
                </draw:g>
              </table:table-cell>
              <table:table-cell office:value-type="float" office:value="0.731225296442688">
                <text:p>0.731225296442688</text:p>
              </table:table-cell>
              <table:table-cell office:value-type="float" office:value="0.268895348837209">
                <text:p>0.268895348837209</text:p>
              </table:table-cell>
              <table:table-cell office:value-type="float" office:value="0.0646401118099231">
                <text:p>0.0646401118099231</text:p>
              </table:table-cell>
              <table:table-cell office:value-type="float" office:value="0.110844817255842">
                <text:p>0.110844817255842</text:p>
              </table:table-cell>
              <table:table-cell office:value-type="float" office:value="0.479274611398964">
                <text:p>0.479274611398964</text:p>
              </table:table-cell>
            </table:table-row>
            <table:table-row>
              <table:table-cell office:value-type="string">
                <text:p>100000000</text:p>
                <draw:g>
                  <svg:desc>'1000'.B24:'1000'.B24</svg:desc>
                </draw:g>
              </table:table-cell>
              <table:table-cell office:value-type="float" office:value="1.94758045202058">
                <text:p>1.94758045202058</text:p>
                <draw:g>
                  <svg:desc>'1000'.C24:'1000'.H24</svg:desc>
                </draw:g>
              </table:table-cell>
              <table:table-cell office:value-type="float" office:value="3.64644392871197">
                <text:p>3.64644392871197</text:p>
              </table:table-cell>
              <table:table-cell office:value-type="float" office:value="4.70971498236987">
                <text:p>4.70971498236987</text:p>
              </table:table-cell>
              <table:table-cell office:value-type="float" office:value="6.01505123355927">
                <text:p>6.01505123355927</text:p>
              </table:table-cell>
              <table:table-cell office:value-type="float" office:value="5.86670525494301">
                <text:p>5.86670525494301</text:p>
              </table:table-cell>
              <table:table-cell office:value-type="float" office:value="5.87671695193563">
                <text:p>5.87671695193563</text:p>
              </table:table-cell>
            </table:table-row>
            <table:table-row>
              <table:table-cell office:value-type="string">
                <text:p>100000000</text:p>
                <draw:g>
                  <svg:desc>'1000'.B24:'1000'.B24</svg:desc>
                </draw:g>
              </table:table-cell>
              <table:table-cell office:value-type="float" office:value="1.48617176128093">
                <text:p>1.48617176128093</text:p>
                <draw:g>
                  <svg:desc>'1000'.C20:'1000'.H20</svg:desc>
                </draw:g>
              </table:table-cell>
              <table:table-cell office:value-type="float" office:value="2.0481444332999">
                <text:p>2.0481444332999</text:p>
              </table:table-cell>
              <table:table-cell office:value-type="float" office:value="0.604320804971885">
                <text:p>0.604320804971885</text:p>
              </table:table-cell>
              <table:table-cell office:value-type="float" office:value="0.5872878918608">
                <text:p>0.5872878918608</text:p>
              </table:table-cell>
              <table:table-cell office:value-type="float" office:value="0.856903063365506">
                <text:p>0.856903063365506</text:p>
              </table:table-cell>
              <table:table-cell office:value-type="float" office:value="1.74828767123288">
                <text:p>1.74828767123288</text:p>
              </table:table-cell>
            </table:table-row>
            <table:table-row>
              <table:table-cell office:value-type="string">
                <text:p>10000000</text:p>
                <draw:g>
                  <svg:desc>'1000'.B23:'1000'.B23</svg:desc>
                </draw:g>
              </table:table-cell>
              <table:table-cell office:value-type="float" office:value="1.95659438829915">
                <text:p>1.95659438829915</text:p>
                <draw:g>
                  <svg:desc>'1000'.C23:'1000'.H23</svg:desc>
                </draw:g>
              </table:table-cell>
              <table:table-cell office:value-type="float" office:value="3.42465287529581">
                <text:p>3.42465287529581</text:p>
              </table:table-cell>
              <table:table-cell office:value-type="float" office:value="4.49104101397384">
                <text:p>4.49104101397384</text:p>
              </table:table-cell>
              <table:table-cell office:value-type="float" office:value="5.26746415669348">
                <text:p>5.26746415669348</text:p>
              </table:table-cell>
              <table:table-cell office:value-type="float" office:value="5.23458567899088">
                <text:p>5.23458567899088</text:p>
              </table:table-cell>
              <table:table-cell office:value-type="float" office:value="5.19463447953553">
                <text:p>5.19463447953553</text:p>
              </table:table-cell>
            </table:table-row>
            <table:table-row>
              <table:table-cell office:value-type="string">
                <text:p>1000000</text:p>
                <draw:g>
                  <svg:desc>'1000'.B22:'1000'.B22</svg:desc>
                </draw:g>
              </table:table-cell>
              <table:table-cell office:value-type="float" office:value="1.8254418802364">
                <text:p>1.8254418802364</text:p>
                <draw:g>
                  <svg:desc>'1000'.C22:'1000'.H22</svg:desc>
                </draw:g>
              </table:table-cell>
              <table:table-cell office:value-type="float" office:value="3.31104810227329">
                <text:p>3.31104810227329</text:p>
              </table:table-cell>
              <table:table-cell office:value-type="float" office:value="4.47588467680928">
                <text:p>4.47588467680928</text:p>
              </table:table-cell>
              <table:table-cell office:value-type="float" office:value="4.80635436411228">
                <text:p>4.80635436411228</text:p>
              </table:table-cell>
              <table:table-cell office:value-type="float" office:value="4.71085317951803">
                <text:p>4.71085317951803</text:p>
              </table:table-cell>
              <table:table-cell office:value-type="float" office:value="4.40859039954962">
                <text:p>4.40859039954962</text:p>
              </table:table-cell>
            </table:table-row>
            <table:table-row>
              <table:table-cell office:value-type="string">
                <text:p>100000</text:p>
                <draw:g>
                  <svg:desc>'1000'.B21:'1000'.B21</svg:desc>
                </draw:g>
              </table:table-cell>
              <table:table-cell office:value-type="float" office:value="1.80139294540553">
                <text:p>1.80139294540553</text:p>
                <draw:g>
                  <svg:desc>'1000'.C21:'1000'.H21</svg:desc>
                </draw:g>
              </table:table-cell>
              <table:table-cell office:value-type="float" office:value="2.84595362044486">
                <text:p>2.84595362044486</text:p>
              </table:table-cell>
              <table:table-cell office:value-type="float" office:value="4.00966827804634">
                <text:p>4.00966827804634</text:p>
              </table:table-cell>
              <table:table-cell office:value-type="float" office:value="3.6864367816092">
                <text:p>3.6864367816092</text:p>
              </table:table-cell>
              <table:table-cell office:value-type="float" office:value="4.13369994844475">
                <text:p>4.13369994844475</text:p>
              </table:table-cell>
              <table:table-cell office:value-type="float" office:value="4.48016390389272">
                <text:p>4.48016390389272</text:p>
              </table:table-cell>
            </table:table-row>
            <table:table-row>
              <table:table-cell office:value-type="string">
                <text:p>Line</text:p>
                <draw:g>
                  <svg:desc>'1000'.B26:'1000'.B26</svg:desc>
                </draw:g>
              </table:table-cell>
              <table:table-cell office:value-type="float" office:value="2">
                <text:p>2</text:p>
                <draw:g>
                  <svg:desc>'1000'.C26:'10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8cm" svg:y="2.707cm" style:legend-expansion="high" chart:style-name="ch2"/>
        <chart:plot-area chart:style-name="ch3" table:cell-range-address="'10000'.B22:'10000'.H22 '10000'.B19:'10000'.H19 '10000'.B23:'10000'.H24 '10000'.C20:'10000'.H21 '10000'.B21:'10000'.B21 '10000'.B26:'100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3cm" svg:y="8.122cm" chart:style-name="ch5">
              <text:p>Количество потоков</text:p>
            </chart:title>
            <chart:categories table:cell-range-address="'10000'.C22:'10000'.F22"/>
          </chart:axis>
          <chart:axis chart:dimension="y" chart:name="primary-y" chart:style-name="ch4">
            <chart:title svg:x="0cm" svg:y="4.964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00'.C19:'10000'.H19" chart:label-cell-address="'10000'.B19:'10000'.B19" chart:class="chart:line">
            <chart:data-point chart:repeated="6"/>
          </chart:series>
          <chart:series chart:style-name="ch9" chart:values-cell-range-address="'10000'.C24:'10000'.H24" chart:label-cell-address="'10000'.B24:'10000'.B24" chart:class="chart:line">
            <chart:data-point chart:repeated="6"/>
          </chart:series>
          <chart:series chart:style-name="ch9" chart:values-cell-range-address="'10000'.C20:'10000'.H20" chart:label-cell-address="'10000'.B24:'10000'.B24" chart:class="chart:line">
            <chart:data-point chart:repeated="6"/>
          </chart:series>
          <chart:series chart:style-name="ch10" chart:values-cell-range-address="'10000'.C23:'10000'.H23" chart:label-cell-address="'10000'.B23:'10000'.B23" chart:class="chart:line">
            <chart:data-point chart:repeated="6"/>
          </chart:series>
          <chart:series chart:style-name="ch11" chart:values-cell-range-address="'10000'.C22:'10000'.H22" chart:label-cell-address="'10000'.B22:'10000'.B22" chart:class="chart:line">
            <chart:data-point chart:repeated="6"/>
          </chart:series>
          <chart:series chart:style-name="ch12" chart:values-cell-range-address="'10000'.C21:'10000'.H21" chart:label-cell-address="'10000'.B21:'10000'.B21" chart:class="chart:line">
            <chart:data-point chart:repeated="6"/>
          </chart:series>
          <chart:series chart:style-name="ch13" chart:values-cell-range-address="'10000'.C26:'10000'.H26" chart:label-cell-address="'10000'.B26:'100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2714083753105">
                <text:p>1.82714083753105</text:p>
                <draw:g>
                  <svg:desc>'10000'.C22:'10000'.F22</svg:desc>
                </draw:g>
              </table:table-cell>
              <table:table-cell office:value-type="float" office:value="3.30580975203944">
                <text:p>3.30580975203944</text:p>
              </table:table-cell>
              <table:table-cell office:value-type="float" office:value="4.50140330707064">
                <text:p>4.50140330707064</text:p>
              </table:table-cell>
              <table:table-cell office:value-type="float" office:value="4.87994427948239">
                <text:p>4.87994427948239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00'.B19:'10000'.B19</svg:desc>
                </draw:g>
              </table:table-cell>
              <table:table-cell office:value-type="float" office:value="0.73728813559322">
                <text:p>0.73728813559322</text:p>
                <draw:g>
                  <svg:desc>'10000'.C19:'10000'.H19</svg:desc>
                </draw:g>
              </table:table-cell>
              <table:table-cell office:value-type="float" office:value="0.66412213740458">
                <text:p>0.66412213740458</text:p>
              </table:table-cell>
              <table:table-cell office:value-type="float" office:value="0.130142109199701">
                <text:p>0.130142109199701</text:p>
              </table:table-cell>
              <table:table-cell office:value-type="float" office:value="0.0572556762092794">
                <text:p>0.0572556762092794</text:p>
              </table:table-cell>
              <table:table-cell office:value-type="float" office:value="0.104254044337927">
                <text:p>0.104254044337927</text:p>
              </table:table-cell>
              <table:table-cell office:value-type="float" office:value="0.419277108433735">
                <text:p>0.419277108433735</text:p>
              </table:table-cell>
            </table:table-row>
            <table:table-row>
              <table:table-cell office:value-type="string">
                <text:p>100000000</text:p>
                <draw:g>
                  <svg:desc>'10000'.B24:'10000'.B24</svg:desc>
                </draw:g>
              </table:table-cell>
              <table:table-cell office:value-type="float" office:value="1.94841046197809">
                <text:p>1.94841046197809</text:p>
                <draw:g>
                  <svg:desc>'10000'.C24:'10000'.H24</svg:desc>
                </draw:g>
              </table:table-cell>
              <table:table-cell office:value-type="float" office:value="3.63085084979355">
                <text:p>3.63085084979355</text:p>
              </table:table-cell>
              <table:table-cell office:value-type="float" office:value="4.75910465933349">
                <text:p>4.75910465933349</text:p>
              </table:table-cell>
              <table:table-cell office:value-type="float" office:value="5.91659587674022">
                <text:p>5.91659587674022</text:p>
              </table:table-cell>
              <table:table-cell office:value-type="float" office:value="5.8148152329435">
                <text:p>5.8148152329435</text:p>
              </table:table-cell>
              <table:table-cell office:value-type="float" office:value="5.79564430776133">
                <text:p>5.79564430776133</text:p>
              </table:table-cell>
            </table:table-row>
            <table:table-row>
              <table:table-cell office:value-type="string">
                <text:p>100000000</text:p>
                <draw:g>
                  <svg:desc>'10000'.B24:'10000'.B24</svg:desc>
                </draw:g>
              </table:table-cell>
              <table:table-cell office:value-type="float" office:value="1.4485450674237">
                <text:p>1.4485450674237</text:p>
                <draw:g>
                  <svg:desc>'10000'.C20:'10000'.H20</svg:desc>
                </draw:g>
              </table:table-cell>
              <table:table-cell office:value-type="float" office:value="2.04714142427282">
                <text:p>2.04714142427282</text:p>
              </table:table-cell>
              <table:table-cell office:value-type="float" office:value="2.02279484638256">
                <text:p>2.02279484638256</text:p>
              </table:table-cell>
              <table:table-cell office:value-type="float" office:value="0.378313253012048">
                <text:p>0.378313253012048</text:p>
              </table:table-cell>
              <table:table-cell office:value-type="float" office:value="0.803543307086614">
                <text:p>0.803543307086614</text:p>
              </table:table-cell>
              <table:table-cell office:value-type="float" office:value="1.70652173913043">
                <text:p>1.70652173913043</text:p>
              </table:table-cell>
            </table:table-row>
            <table:table-row>
              <table:table-cell office:value-type="string">
                <text:p>10000000</text:p>
                <draw:g>
                  <svg:desc>'10000'.B23:'10000'.B23</svg:desc>
                </draw:g>
              </table:table-cell>
              <table:table-cell office:value-type="float" office:value="1.95122695719882">
                <text:p>1.95122695719882</text:p>
                <draw:g>
                  <svg:desc>'10000'.C23:'10000'.H23</svg:desc>
                </draw:g>
              </table:table-cell>
              <table:table-cell office:value-type="float" office:value="3.41001785657383">
                <text:p>3.41001785657383</text:p>
              </table:table-cell>
              <table:table-cell office:value-type="float" office:value="4.49026366583471">
                <text:p>4.49026366583471</text:p>
              </table:table-cell>
              <table:table-cell office:value-type="float" office:value="5.29881400163953">
                <text:p>5.29881400163953</text:p>
              </table:table-cell>
              <table:table-cell office:value-type="float" office:value="5.29453199442938">
                <text:p>5.29453199442938</text:p>
              </table:table-cell>
              <table:table-cell office:value-type="float" office:value="5.19952995459707">
                <text:p>5.19952995459707</text:p>
              </table:table-cell>
            </table:table-row>
            <table:table-row>
              <table:table-cell office:value-type="string">
                <text:p>1000000</text:p>
                <draw:g>
                  <svg:desc>'10000'.B22:'10000'.B22</svg:desc>
                </draw:g>
              </table:table-cell>
              <table:table-cell office:value-type="float" office:value="1.82714083753105">
                <text:p>1.82714083753105</text:p>
                <draw:g>
                  <svg:desc>'10000'.C22:'10000'.H22</svg:desc>
                </draw:g>
              </table:table-cell>
              <table:table-cell office:value-type="float" office:value="3.30580975203944">
                <text:p>3.30580975203944</text:p>
              </table:table-cell>
              <table:table-cell office:value-type="float" office:value="4.50140330707064">
                <text:p>4.50140330707064</text:p>
              </table:table-cell>
              <table:table-cell office:value-type="float" office:value="4.87994427948239">
                <text:p>4.87994427948239</text:p>
              </table:table-cell>
              <table:table-cell office:value-type="float" office:value="4.86025666770113">
                <text:p>4.86025666770113</text:p>
              </table:table-cell>
              <table:table-cell office:value-type="float" office:value="4.54349977814942">
                <text:p>4.54349977814942</text:p>
              </table:table-cell>
            </table:table-row>
            <table:table-row>
              <table:table-cell office:value-type="string">
                <text:p>100000</text:p>
                <draw:g>
                  <svg:desc>'10000'.B21:'10000'.B21</svg:desc>
                </draw:g>
              </table:table-cell>
              <table:table-cell office:value-type="float" office:value="1.82834179998484">
                <text:p>1.82834179998484</text:p>
                <draw:g>
                  <svg:desc>'10000'.C21:'10000'.H21</svg:desc>
                </draw:g>
              </table:table-cell>
              <table:table-cell office:value-type="float" office:value="2.87482117310443">
                <text:p>2.87482117310443</text:p>
              </table:table-cell>
              <table:table-cell office:value-type="float" office:value="4.01699150424788">
                <text:p>4.01699150424788</text:p>
              </table:table-cell>
              <table:table-cell office:value-type="float" office:value="3.85824">
                <text:p>3.85824</text:p>
              </table:table-cell>
              <table:table-cell office:value-type="float" office:value="4.192280945758">
                <text:p>4.192280945758</text:p>
              </table:table-cell>
              <table:table-cell office:value-type="float" office:value="4.36136733586544">
                <text:p>4.36136733586544</text:p>
              </table:table-cell>
            </table:table-row>
            <table:table-row>
              <table:table-cell office:value-type="string">
                <text:p>Line</text:p>
                <draw:g>
                  <svg:desc>'10000'.B26:'10000'.B26</svg:desc>
                </draw:g>
              </table:table-cell>
              <table:table-cell office:value-type="float" office:value="2">
                <text:p>2</text:p>
                <draw:g>
                  <svg:desc>'10000'.C26:'100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109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109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row-mapping="0 2 1 5" chart:style-name="ch1">
        <chart:legend chart:legend-position="end" svg:x="12.988cm" svg:y="2.707cm" style:legend-expansion="high" chart:style-name="ch2"/>
        <chart:plot-area chart:style-name="ch3" table:cell-range-address="'100'.B22:'100'.H22 '100'.B19:'100'.H19 '100'.B23:'100'.H24 '100'.C20:'100'.H21 '100'.B21:'100'.B21 '100'.B26:'100'.H26" chart:data-source-has-labels="both" svg:x="0.537cm" svg:y="0.285cm" svg:width="12.01cm" svg:height="7.657cm">
          <chartooo:coordinate-region svg:x="1.82cm" svg:y="0.485cm" svg:width="10.727cm" svg:height="6.81cm"/>
          <chart:axis chart:dimension="x" chart:name="primary-x" chart:style-name="ch4" chartooo:axis-type="auto">
            <chartooo:date-scale/>
            <chart:title svg:x="5.03cm" svg:y="8.122cm" chart:style-name="ch5">
              <text:p>Количество потоков</text:p>
            </chart:title>
            <chart:categories table:cell-range-address="'100'.C22:'100'.F22"/>
          </chart:axis>
          <chart:axis chart:dimension="y" chart:name="primary-y" chart:style-name="ch4">
            <chart:title svg:x="0cm" svg:y="4.964cm" chart:style-name="ch6">
              <text:p>Ускорение</text:p>
            </chart:title>
            <chart:grid chart:style-name="ch7" chart:class="major"/>
          </chart:axis>
          <chart:series chart:style-name="ch8" chart:values-cell-range-address="'100'.C19:'100'.H19" chart:label-cell-address="'100'.B19:'100'.B19" chart:class="chart:line">
            <chart:data-point chart:repeated="6"/>
          </chart:series>
          <chart:series chart:style-name="ch9" chart:values-cell-range-address="'100'.C24:'100'.H24" chart:label-cell-address="'100'.B24:'100'.B24" chart:class="chart:line">
            <chart:data-point chart:repeated="6"/>
          </chart:series>
          <chart:series chart:style-name="ch9" chart:values-cell-range-address="'100'.C20:'100'.H20" chart:label-cell-address="'100'.B24:'100'.B24" chart:class="chart:line">
            <chart:data-point chart:repeated="6"/>
          </chart:series>
          <chart:series chart:style-name="ch10" chart:values-cell-range-address="'100'.C23:'100'.H23" chart:label-cell-address="'100'.B23:'100'.B23" chart:class="chart:line">
            <chart:data-point chart:repeated="6"/>
          </chart:series>
          <chart:series chart:style-name="ch11" chart:values-cell-range-address="'100'.C22:'100'.H22" chart:label-cell-address="'100'.B22:'100'.B22" chart:class="chart:line">
            <chart:data-point chart:repeated="6"/>
          </chart:series>
          <chart:series chart:style-name="ch12" chart:values-cell-range-address="'100'.C21:'100'.H21" chart:label-cell-address="'100'.B21:'100'.B21" chart:class="chart:line">
            <chart:data-point chart:repeated="6"/>
          </chart:series>
          <chart:series chart:style-name="ch13" chart:values-cell-range-address="'100'.C26:'100'.H26" chart:label-cell-address="'100'.B26:'100'.B26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.85597725736662">
                <text:p>1.85597725736662</text:p>
                <draw:g>
                  <svg:desc>'100'.C22:'100'.F22</svg:desc>
                </draw:g>
              </table:table-cell>
              <table:table-cell office:value-type="float" office:value="3.3039940461424">
                <text:p>3.3039940461424</text:p>
              </table:table-cell>
              <table:table-cell office:value-type="float" office:value="4.19305481220288">
                <text:p>4.19305481220288</text:p>
              </table:table-cell>
              <table:table-cell office:value-type="float" office:value="4.80661168955375">
                <text:p>4.80661168955375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100'.B19:'100'.B19</svg:desc>
                </draw:g>
              </table:table-cell>
              <table:table-cell office:value-type="float" office:value="0.733108108108108">
                <text:p>0.733108108108108</text:p>
                <draw:g>
                  <svg:desc>'100'.C19:'100'.H19</svg:desc>
                </draw:g>
              </table:table-cell>
              <table:table-cell office:value-type="float" office:value="0.72093023255814">
                <text:p>0.72093023255814</text:p>
              </table:table-cell>
              <table:table-cell office:value-type="float" office:value="0.303496503496503">
                <text:p>0.303496503496503</text:p>
              </table:table-cell>
              <table:table-cell office:value-type="float" office:value="0.0715463237718431">
                <text:p>0.0715463237718431</text:p>
              </table:table-cell>
              <table:table-cell office:value-type="float" office:value="0.693290734824281">
                <text:p>0.693290734824281</text:p>
              </table:table-cell>
              <table:table-cell office:value-type="float" office:value="0.609550561797753">
                <text:p>0.609550561797753</text:p>
              </table:table-cell>
            </table:table-row>
            <table:table-row>
              <table:table-cell office:value-type="string">
                <text:p>100000000</text:p>
                <draw:g>
                  <svg:desc>'100'.B24:'100'.B24</svg:desc>
                </draw:g>
              </table:table-cell>
              <table:table-cell office:value-type="float" office:value="1.94803262168686">
                <text:p>1.94803262168686</text:p>
                <draw:g>
                  <svg:desc>'100'.C24:'100'.H24</svg:desc>
                </draw:g>
              </table:table-cell>
              <table:table-cell office:value-type="float" office:value="3.63646959565027">
                <text:p>3.63646959565027</text:p>
              </table:table-cell>
              <table:table-cell office:value-type="float" office:value="5.02107774705361">
                <text:p>5.02107774705361</text:p>
              </table:table-cell>
              <table:table-cell office:value-type="float" office:value="5.97572382361902">
                <text:p>5.97572382361902</text:p>
              </table:table-cell>
              <table:table-cell office:value-type="float" office:value="5.82589271559942">
                <text:p>5.82589271559942</text:p>
              </table:table-cell>
              <table:table-cell office:value-type="float" office:value="5.75772575679836">
                <text:p>5.75772575679836</text:p>
              </table:table-cell>
            </table:table-row>
            <table:table-row>
              <table:table-cell office:value-type="string">
                <text:p>100000000</text:p>
                <draw:g>
                  <svg:desc>'100'.B24:'100'.B24</svg:desc>
                </draw:g>
              </table:table-cell>
              <table:table-cell office:value-type="float" office:value="1.46451612903226">
                <text:p>1.46451612903226</text:p>
                <draw:g>
                  <svg:desc>'100'.C20:'100'.H20</svg:desc>
                </draw:g>
              </table:table-cell>
              <table:table-cell office:value-type="float" office:value="1.816">
                <text:p>1.816</text:p>
              </table:table-cell>
              <table:table-cell office:value-type="float" office:value="1.11395856052345">
                <text:p>1.11395856052345</text:p>
              </table:table-cell>
              <table:table-cell office:value-type="float" office:value="0.606771606771607">
                <text:p>0.606771606771607</text:p>
              </table:table-cell>
              <table:table-cell office:value-type="float" office:value="0.000000824122630092779">
                <text:p>0.000000824122630092779</text:p>
              </table:table-cell>
              <table:table-cell office:value-type="float" office:value="1.6609756097561">
                <text:p>1.6609756097561</text:p>
              </table:table-cell>
            </table:table-row>
            <table:table-row>
              <table:table-cell office:value-type="string">
                <text:p>10000000</text:p>
                <draw:g>
                  <svg:desc>'100'.B23:'100'.B23</svg:desc>
                </draw:g>
              </table:table-cell>
              <table:table-cell office:value-type="float" office:value="1.94991416749215">
                <text:p>1.94991416749215</text:p>
                <draw:g>
                  <svg:desc>'100'.C23:'100'.H23</svg:desc>
                </draw:g>
              </table:table-cell>
              <table:table-cell office:value-type="float" office:value="3.42003934063021">
                <text:p>3.42003934063021</text:p>
              </table:table-cell>
              <table:table-cell office:value-type="float" office:value="4.5179455348795">
                <text:p>4.5179455348795</text:p>
              </table:table-cell>
              <table:table-cell office:value-type="float" office:value="5.29441607624785">
                <text:p>5.29441607624785</text:p>
              </table:table-cell>
              <table:table-cell office:value-type="float" office:value="5.28267569998464">
                <text:p>5.28267569998464</text:p>
              </table:table-cell>
              <table:table-cell office:value-type="float" office:value="5.20488952371003">
                <text:p>5.20488952371003</text:p>
              </table:table-cell>
            </table:table-row>
            <table:table-row>
              <table:table-cell office:value-type="string">
                <text:p>1000000</text:p>
                <draw:g>
                  <svg:desc>'100'.B22:'100'.B22</svg:desc>
                </draw:g>
              </table:table-cell>
              <table:table-cell office:value-type="float" office:value="1.85597725736662">
                <text:p>1.85597725736662</text:p>
                <draw:g>
                  <svg:desc>'100'.C22:'100'.H22</svg:desc>
                </draw:g>
              </table:table-cell>
              <table:table-cell office:value-type="float" office:value="3.3039940461424">
                <text:p>3.3039940461424</text:p>
              </table:table-cell>
              <table:table-cell office:value-type="float" office:value="4.19305481220288">
                <text:p>4.19305481220288</text:p>
              </table:table-cell>
              <table:table-cell office:value-type="float" office:value="4.80661168955375">
                <text:p>4.80661168955375</text:p>
              </table:table-cell>
              <table:table-cell office:value-type="float" office:value="5.19772864753059">
                <text:p>5.19772864753059</text:p>
              </table:table-cell>
              <table:table-cell office:value-type="float" office:value="4.75351559711614">
                <text:p>4.75351559711614</text:p>
              </table:table-cell>
            </table:table-row>
            <table:table-row>
              <table:table-cell office:value-type="string">
                <text:p>100000</text:p>
                <draw:g>
                  <svg:desc>'100'.B21:'100'.B21</svg:desc>
                </draw:g>
              </table:table-cell>
              <table:table-cell office:value-type="float" office:value="1.81402186204297">
                <text:p>1.81402186204297</text:p>
                <draw:g>
                  <svg:desc>'100'.C21:'100'.H21</svg:desc>
                </draw:g>
              </table:table-cell>
              <table:table-cell office:value-type="float" office:value="2.84365398251004">
                <text:p>2.84365398251004</text:p>
              </table:table-cell>
              <table:table-cell office:value-type="float" office:value="4.03335568219913">
                <text:p>4.03335568219913</text:p>
              </table:table-cell>
              <table:table-cell office:value-type="float" office:value="3.11818064014513">
                <text:p>3.11818064014513</text:p>
              </table:table-cell>
              <table:table-cell office:value-type="float" office:value="4.49775700934579">
                <text:p>4.49775700934579</text:p>
              </table:table-cell>
              <table:table-cell office:value-type="float" office:value="4.40956569543705">
                <text:p>4.40956569543705</text:p>
              </table:table-cell>
            </table:table-row>
            <table:table-row>
              <table:table-cell office:value-type="string">
                <text:p>Line</text:p>
                <draw:g>
                  <svg:desc>'100'.B26:'100'.B26</svg:desc>
                </draw:g>
              </table:table-cell>
              <table:table-cell office:value-type="float" office:value="2">
                <text:p>2</text:p>
                <draw:g>
                  <svg:desc>'100'.C26:'100'.H26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